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4854in"/>
    </style:style>
    <style:style style:name="co5" style:family="table-column">
      <style:table-column-properties fo:break-before="auto" style:column-width="2.0535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52in"/>
    </style:style>
    <style:style style:name="co12" style:family="table-column">
      <style:table-column-properties fo:break-before="auto" style:column-width="1.2665in"/>
    </style:style>
    <style:style style:name="co13" style:family="table-column">
      <style:table-column-properties fo:break-before="auto" style:column-width="0.9063in"/>
    </style:style>
    <style:style style:name="co1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748in"/>
    </style:style>
    <style:style style:name="co16" style:family="table-column">
      <style:table-column-properties fo:break-before="auto" style:column-width="1.2236in"/>
    </style:style>
    <style:style style:name="co17" style:family="table-column">
      <style:table-column-properties fo:break-before="auto" style:column-width="0.95in"/>
    </style:style>
    <style:style style:name="co18" style:family="table-column">
      <style:table-column-properties fo:break-before="auto" style:column-width="0.9173in"/>
    </style:style>
    <style:style style:name="co19" style:family="table-column">
      <style:table-column-properties fo:break-before="auto" style:column-width="0.622in"/>
    </style:style>
    <style:style style:name="co20" style:family="table-column">
      <style:table-column-properties fo:break-before="auto" style:column-width="0.8299in"/>
    </style:style>
    <style:style style:name="co21" style:family="table-column">
      <style:table-column-properties fo:break-before="auto" style:column-width="0.7425in"/>
    </style:style>
    <style:style style:name="co22" style:family="table-column">
      <style:table-column-properties fo:break-before="auto" style:column-width="1.2563in"/>
    </style:style>
    <style:style style:name="co23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1.922in"/>
    </style:style>
    <style:style style:name="co25" style:family="table-column">
      <style:table-column-properties fo:break-before="auto" style:column-width="2.3598in"/>
    </style:style>
    <style:style style:name="co26" style:family="table-column">
      <style:table-column-properties fo:break-before="auto" style:column-width="2.3701in"/>
    </style:style>
    <style:style style:name="co27" style:family="table-column">
      <style:table-column-properties fo:break-before="auto" style:column-width="1.1252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5571in"/>
    </style:style>
    <style:style style:name="co30" style:family="table-column">
      <style:table-column-properties fo:break-before="auto" style:column-width="1.1689in"/>
    </style:style>
    <style:style style:name="co31" style:family="table-column">
      <style:table-column-properties fo:break-before="auto" style:column-width="0.6882in"/>
    </style:style>
    <style:style style:name="co32" style:family="table-column">
      <style:table-column-properties fo:break-before="auto" style:column-width="0.8846in"/>
    </style:style>
    <style:style style:name="co33" style:family="table-column">
      <style:table-column-properties fo:break-before="auto" style:column-width="1.1362in"/>
    </style:style>
    <style:style style:name="co34" style:family="table-column">
      <style:table-column-properties fo:break-before="auto" style:column-width="1.628in"/>
    </style:style>
    <style:style style:name="co35" style:family="table-column">
      <style:table-column-properties fo:break-before="auto" style:column-width="0.7646in"/>
    </style:style>
    <style:style style:name="co36" style:family="table-column">
      <style:table-column-properties fo:break-before="auto" style:column-width="0.8189in"/>
    </style:style>
    <style:style style:name="co37" style:family="table-column">
      <style:table-column-properties fo:break-before="auto" style:column-width="0.6445in"/>
    </style:style>
    <style:style style:name="co38" style:family="table-column">
      <style:table-column-properties fo:break-before="auto" style:column-width="1.8134in"/>
    </style:style>
    <style:style style:name="co39" style:family="table-column">
      <style:table-column-properties fo:break-before="auto" style:column-width="1.3673in"/>
    </style:style>
    <style:style style:name="co40" style:family="table-column">
      <style:table-column-properties fo:break-before="auto" style:column-width="0.9846in"/>
    </style:style>
    <style:style style:name="co41" style:family="table-column">
      <style:table-column-properties fo:break-before="auto" style:column-width="2.1846in"/>
    </style:style>
    <style:style style:name="ro1" style:family="table-row">
      <style:table-row-properties style:row-height="0.3465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ro3" style:family="table-row">
      <style:table-row-properties style:row-height="1.8173in" fo:break-before="auto" style:use-optimal-row-height="true"/>
    </style:style>
    <style:style style:name="ro4" style:family="table-row">
      <style:table-row-properties style:row-height="2.3075in" fo:break-before="auto" style:use-optimal-row-height="true"/>
    </style:style>
    <style:style style:name="ro5" style:family="table-row">
      <style:table-row-properties style:row-height="2.6346in" fo:break-before="auto" style:use-optimal-row-height="true"/>
    </style:style>
    <style:style style:name="ro6" style:family="table-row">
      <style:table-row-properties style:row-height="1.6543in" fo:break-before="auto" style:use-optimal-row-height="true"/>
    </style:style>
    <style:style style:name="ro7" style:family="table-row">
      <style:table-row-properties style:row-height="2.1445in" fo:break-before="auto" style:use-optimal-row-height="true"/>
    </style:style>
    <style:style style:name="ro8" style:family="table-row">
      <style:table-row-properties style:row-height="1.1638in" fo:break-before="auto" style:use-optimal-row-height="true"/>
    </style:style>
    <style:style style:name="ro9" style:family="table-row">
      <style:table-row-properties style:row-height="1.4909in" fo:break-before="auto" style:use-optimal-row-height="true"/>
    </style:style>
    <style:style style:name="ro10" style:family="table-row">
      <style:table-row-properties style:row-height="0.8366in" fo:break-before="auto" style:use-optimal-row-height="true"/>
    </style:style>
    <style:style style:name="ro11" style:family="table-row">
      <style:table-row-properties style:row-height="1.0008in" fo:break-before="auto" style:use-optimal-row-height="true"/>
    </style:style>
    <style:style style:name="ro12" style:family="table-row">
      <style:table-row-properties style:row-height="1.3272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ro14" style:family="table-row">
      <style:table-row-properties style:row-height="0.2791in" fo:break-before="auto" style:use-optimal-row-height="false"/>
    </style:style>
    <style:style style:name="ro15" style:family="table-row">
      <style:table-row-properties style:row-height="1.5957in" fo:break-before="auto" style:use-optimal-row-height="false"/>
    </style:style>
    <style:style style:name="ro16" style:family="table-row">
      <style:table-row-properties style:row-height="2.1866in" fo:break-before="auto" style:use-optimal-row-height="false"/>
    </style:style>
    <style:style style:name="ro17" style:family="table-row">
      <style:table-row-properties style:row-height="0.5075in" fo:break-before="auto" style:use-optimal-row-height="false"/>
    </style:style>
    <style:style style:name="ro18" style:family="table-row">
      <style:table-row-properties style:row-height="0.8189in" fo:break-before="auto" style:use-optimal-row-height="false"/>
    </style:style>
    <style:style style:name="ro19" style:family="table-row">
      <style:table-row-properties style:row-height="0.9118in" fo:break-before="auto" style:use-optimal-row-height="false"/>
    </style:style>
    <style:style style:name="ro20" style:family="table-row">
      <style:table-row-properties style:row-height="0.7563in" fo:break-before="auto" style:use-optimal-row-height="false"/>
    </style:style>
    <style:style style:name="ro21" style:family="table-row">
      <style:table-row-properties style:row-height="1.0571in" fo:break-before="auto" style:use-optimal-row-height="false"/>
    </style:style>
    <style:style style:name="ro22" style:family="table-row">
      <style:table-row-properties style:row-height="1.0673in" fo:break-before="auto" style:use-optimal-row-height="false"/>
    </style:style>
    <style:style style:name="ro23" style:family="table-row">
      <style:table-row-properties style:row-height="0.8083in" fo:break-before="auto" style:use-optimal-row-height="false"/>
    </style:style>
    <style:style style:name="ro24" style:family="table-row">
      <style:table-row-properties style:row-height="1.0882in" fo:break-before="auto" style:use-optimal-row-height="false"/>
    </style:style>
    <style:style style:name="ro25" style:family="table-row">
      <style:table-row-properties style:row-height="1.2535in" fo:break-before="auto" style:use-optimal-row-height="false"/>
    </style:style>
    <style:style style:name="ro26" style:family="table-row">
      <style:table-row-properties style:row-height="0.6425in" fo:break-before="auto" style:use-optimal-row-height="false"/>
    </style:style>
    <style:style style:name="ro27" style:family="table-row">
      <style:table-row-properties style:row-height="1.4925in" fo:break-before="auto" style:use-optimal-row-height="false"/>
    </style:style>
    <style:style style:name="ro28" style:family="table-row">
      <style:table-row-properties style:row-height="0.7665in" fo:break-before="auto" style:use-optimal-row-height="false"/>
    </style:style>
    <style:style style:name="ro29" style:family="table-row">
      <style:table-row-properties style:row-height="0.6736in" fo:break-before="auto" style:use-optimal-row-height="false"/>
    </style:style>
    <style:style style:name="ro30" style:family="table-row">
      <style:table-row-properties style:row-height="1.0154in" fo:break-before="auto" style:use-optimal-row-height="false"/>
    </style:style>
    <style:style style:name="ro31" style:family="table-row">
      <style:table-row-properties style:row-height="0.8291in" fo:break-before="auto" style:use-optimal-row-height="false"/>
    </style:style>
    <style:style style:name="ro32" style:family="table-row">
      <style:table-row-properties style:row-height="1.4402in" fo:break-before="auto" style:use-optimal-row-height="false"/>
    </style:style>
    <style:style style:name="ro33" style:family="table-row">
      <style:table-row-properties style:row-height="0.611in" fo:break-before="auto" style:use-optimal-row-height="false"/>
    </style:style>
    <style:style style:name="ro34" style:family="table-row">
      <style:table-row-properties style:row-height="0.4764in" fo:break-before="auto" style:use-optimal-row-height="false"/>
    </style:style>
    <style:style style:name="ro35" style:family="table-row">
      <style:table-row-properties style:row-height="1.1291in" fo:break-before="auto" style:use-optimal-row-height="false"/>
    </style:style>
    <style:style style:name="ro36" style:family="table-row">
      <style:table-row-properties style:row-height="0.7457in" fo:break-before="auto" style:use-optimal-row-height="false"/>
    </style:style>
    <style:style style:name="ro37" style:family="table-row">
      <style:table-row-properties style:row-height="0.4453in" fo:break-before="auto" style:use-optimal-row-height="false"/>
    </style:style>
    <style:style style:name="ro38" style:family="table-row">
      <style:table-row-properties style:row-height="0.4898in" fo:break-before="auto" style:use-optimal-row-height="true"/>
    </style:style>
    <style:style style:name="ro39" style:family="table-row">
      <style:table-row-properties style:row-height="0.7252in" fo:break-before="auto" style:use-optimal-row-height="false"/>
    </style:style>
    <style:style style:name="ro40" style:family="table-row">
      <style:table-row-properties style:row-height="0.4693in" fo:break-before="auto" style:use-optimal-row-height="true"/>
    </style:style>
    <style:style style:name="ro41" style:family="table-row">
      <style:table-row-properties style:row-height="0.878in" fo:break-before="auto" style:use-optimal-row-height="true"/>
    </style:style>
    <style:style style:name="ro42" style:family="table-row">
      <style:table-row-properties style:row-height="1.5028in" fo:break-before="auto" style:use-optimal-row-height="false"/>
    </style:style>
    <style:style style:name="ro43" style:family="table-row">
      <style:table-row-properties style:row-height="0.7555in" fo:break-before="auto" style:use-optimal-row-height="true"/>
    </style:style>
    <style:style style:name="ro44" style:family="table-row">
      <style:table-row-properties style:row-height="0.5102in" fo:break-before="auto" style:use-optimal-row-height="true"/>
    </style:style>
    <style:style style:name="ro45" style:family="table-row">
      <style:table-row-properties style:row-height="0.5917in" fo:break-before="auto" style:use-optimal-row-height="true"/>
    </style:style>
    <style:style style:name="ro46" style:family="table-row">
      <style:table-row-properties style:row-height="0.4492in" fo:break-before="auto" style:use-optimal-row-height="true"/>
    </style:style>
    <style:style style:name="ro47" style:family="table-row">
      <style:table-row-properties style:row-height="0.9189in" fo:break-before="auto" style:use-optimal-row-height="true"/>
    </style:style>
    <style:style style:name="ro48" style:family="table-row">
      <style:table-row-properties style:row-height="0.939in" fo:break-before="auto" style:use-optimal-row-height="true"/>
    </style:style>
    <style:style style:name="ro49" style:family="table-row">
      <style:table-row-properties style:row-height="1.0819in" fo:break-before="auto" style:use-optimal-row-height="true"/>
    </style:style>
    <style:style style:name="ro50" style:family="table-row">
      <style:table-row-properties style:row-height="0.8165in" fo:break-before="auto" style:use-optimal-row-height="true"/>
    </style:style>
    <style:style style:name="ro51" style:family="table-row">
      <style:table-row-properties style:row-height="0.6327in" fo:break-before="auto" style:use-optimal-row-height="true"/>
    </style:style>
    <style:style style:name="ro52" style:family="table-row">
      <style:table-row-properties style:row-height="0.5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"/>
    </style:style>
    <style:style style:name="ce8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5" style:family="table-cell" style:parent-style-name="Default">
      <style:text-properties fo:font-weight="normal"/>
    </style:style>
    <style:style style:name="ce16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8" style:family="table-cell" style:parent-style-name="Default" style:data-style-name="N100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20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2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6" style:family="table-cell" style:parent-style-name="Default">
      <style:table-cell-properties style:text-align-source="fix" style:repeat-content="false" fo:border="0.0008in solid #000000" style:vertical-align="middle"/>
      <style:paragraph-properties fo:text-align="start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2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31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3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5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3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style:font-name-asian="Lucida Sans Unicode" style:font-name-complex="Tahoma"/>
    </style:style>
    <style:style style:name="T5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6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7" style:family="text">
      <style:text-properties fo:font-weight="normal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KS_SniffTests.G2"/>
      </table:content-validations>
      <table:table table:name="WCM_SniffTest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8"/>
        <table:table-column table:style-name="co8" table:default-cell-style-name="ce10"/>
        <table:table-column table:style-name="co7" table:default-cell-style-name="ce10"/>
        <table:table-column table:style-name="co9" table:default-cell-style-name="ce8"/>
        <table:table-column table:style-name="co10" table:number-columns-repeated="246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4" office:value-type="string">
            <text:p>Group function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Checks list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Expected Result</text:p>
          </table:table-cell>
          <table:table-cell table:style-name="ce4" office:value-type="string">
            <text:p>Test Result</text:p>
          </table:table-cell>
          <table:table-cell table:style-name="ce4" office:value-type="string">
            <text:p>JIRA Issue</text:p>
          </table:table-cell>
          <table:table-cell table:style-name="ce4" office:value-type="string">
            <office:annotation draw:style-name="gr1" draw:text-style-name="P2" svg:width="1.1386in" svg:height="0.3902in" svg:x="13.2236in" svg:y="0in" draw:caption-point-x="-13.2236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4" office:value-type="string">
            <text:p>Tester</text:p>
          </table:table-cell>
          <table:table-cell table:style-name="ce11" table:number-columns-repeated="246"/>
        </table:table-row>
        <table:table-row table:style-name="ro2">
          <table:table-cell table:number-columns-repeated="2" table:style-name="ce2" office:value-type="string">
            <text:p>W3C</text:p>
          </table:table-cell>
          <table:table-cell office:value-type="string">
            <text:p>SNF_WCM_01</text:p>
          </table:table-cell>
          <table:table-cell office:value-type="string">
            <text:p>WC3 check for pages in public</text:p>
          </table:table-cell>
          <table:table-cell office:value-type="string">
            <text:p>- Using http://www.validator.w3.org website to validate source code of navigation on public.</text:p>
          </table:table-cell>
          <table:table-cell office:value-type="string">
            <text:p>No broken error</text:p>
          </table:table-cell>
          <table:table-cell table:content-validation-name="val1" office:value-type="string">
            <text:p>N/A</text:p>
          </table:table-cell>
          <table:table-cell table:style-name="ce9" table:number-columns-repeated="2"/>
          <table:table-cell office:value-type="string">
            <text:p>Minh</text:p>
          </table:table-cell>
          <table:table-cell table:style-name="ce12" table:number-columns-repeated="244"/>
          <table:table-cell table:number-columns-repeated="2"/>
        </table:table-row>
        <table:table-row table:style-name="ro3">
          <table:table-cell office:value-type="string">
            <text:p>WCM </text:p>
          </table:table-cell>
          <table:table-cell office:value-type="string">
            <text:p>Single Content Viewer</text:p>
          </table:table-cell>
          <table:table-cell office:value-type="string">
            <text:p>SNF_WCM_02</text:p>
          </table:table-cell>
          <table:table-cell office:value-type="string">
            <text:p>Add &amp; view new added content in Single content viewer</text:p>
          </table:table-cell>
          <table:table-cell office:value-type="string">
            <text:p>- Login by Amin/web contributor</text:p>
            <text:p>- Turn on the edit mode</text:p>
            <text:p>- Select Single Content viewer from navigation bar</text:p>
            <text:p>- Click Quick edit icon.</text:p>
            <text:p>- Chose Create new content option</text:p>
            <text:p>- Input Title then click Next and enter needed values</text:p>
            <text:p>- Click [<text:span text:style-name="T2">Save as </text:span><text:span text:style-name="T2">draft</text:span>] or [<text:span text:style-name="T3">Fast </text:span><text:span text:style-name="T3">Publish</text:span>]</text:p>
          </table:table-cell>
          <table:table-cell office:value-type="string">
            <text:p>Adding new content successfully &amp; it is displayed in Single Content Viewer page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4">
          <table:table-cell office:value-type="string">
            <text:p>WCM </text:p>
          </table:table-cell>
          <table:table-cell office:value-type="string">
            <text:p>Single Content Viewer</text:p>
          </table:table-cell>
          <table:table-cell office:value-type="string">
            <text:p>SNF_WCM_03</text:p>
          </table:table-cell>
          <table:table-cell office:value-type="string">
            <text:p>View existing web content by Single Content Viewer</text:p>
          </table:table-cell>
          <table:table-cell office:value-type="string">
            <text:p>- Login by Admin/Web contributor</text:p>
            <text:p>- Turn on the Edit mode</text:p>
            <text:p>- Select Single Content Viewer from Navigation bar</text:p>
            <text:p>- Choose Site Editor/Add Content from Admin bar</text:p>
            <text:p>- Choose Select a content option then click Next</text:p>
            <text:p>- Choose Select a Content &amp; click Next again</text:p>
            <text:p>- Select Path to existing web content</text:p>
            <text:p>- Click [<text:span text:style-name="T3">Save</text:span>]</text:p>
          </table:table-cell>
          <table:table-cell office:value-type="string">
            <text:p>Selected web content is viewed in Single Content Viewer page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5">
          <table:table-cell office:value-type="string">
            <text:p>WCM </text:p>
          </table:table-cell>
          <table:table-cell office:value-type="string">
            <text:p>Single Content Viewer</text:p>
          </table:table-cell>
          <table:table-cell office:value-type="string">
            <text:p>SNF_WCM_04</text:p>
          </table:table-cell>
          <table:table-cell office:value-type="string">
            <text:p>View existing Document by Single Content Viewer</text:p>
          </table:table-cell>
          <table:table-cell office:value-type="string">
            <text:p>- Login by Admin/Web contributor</text:p>
            <text:p>- Create some document in Site Explorer</text:p>
            <text:p>- Turn on the Edit mode</text:p>
            <text:p>- Select Single Content Viewer from Navigation bar</text:p>
            <text:p>- Choose Site Editor/Add Content from Admin bar</text:p>
            <text:p>- Choose Select a content option then click Next</text:p>
            <text:p>- Choose Select a Document &amp; click Next again</text:p>
            <text:p>- Select Path to existing document</text:p>
            <text:p>- Click [<text:span text:style-name="T3">Save</text:span>]</text:p>
          </table:table-cell>
          <table:table-cell office:value-type="string">
            <text:p>Selected document is viewed in Single Content Viewer page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6">
          <table:table-cell office:value-type="string">
            <text:p>WCM </text:p>
          </table:table-cell>
          <table:table-cell office:value-type="string">
            <text:p>List Content Viewer</text:p>
          </table:table-cell>
          <table:table-cell office:value-type="string">
            <text:p>SNF_WCM_05</text:p>
          </table:table-cell>
          <table:table-cell office:value-type="string">
            <text:p>View list of web contents using Automatic option</text:p>
          </table:table-cell>
          <table:table-cell office:value-type="string">
            <text:p>- Login by admin/web contributor</text:p>
            <text:p>- Add some web contents</text:p>
            <text:p>- Choose List Content Viewer from navigation bar</text:p>
            <text:p>- Click quick edit icon</text:p>
            <text:p>- Choose Automatic option</text:p>
            <text:p>- Click [<text:span text:style-name="T2">Path</text:span>] icon to select a web content folder</text:p>
            <text:p>- Click [<text:span text:style-name="T2">Save</text:span>] button</text:p>
          </table:table-cell>
          <table:table-cell office:value-type="string">
            <text:p>- All web contents in selected folder are listed in List Content Viewer page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7">
          <table:table-cell office:value-type="string">
            <text:p>WCM </text:p>
          </table:table-cell>
          <table:table-cell office:value-type="string">
            <text:p>List Content Viewer</text:p>
          </table:table-cell>
          <table:table-cell office:value-type="string">
            <text:p>SNF_WCM_06</text:p>
          </table:table-cell>
          <table:table-cell office:value-type="string">
            <text:p>View list of web contents using Manual option</text:p>
          </table:table-cell>
          <table:table-cell office:value-type="string">
            <text:p>- Login by admin/web contributor</text:p>
            <text:p>- Add some web contents</text:p>
            <text:p>- Choose List Content Viewer from navigation bar</text:p>
            <text:p>- Click quick edit icon</text:p>
            <text:p>- Choose Manual option</text:p>
            <text:p>- Click [<text:span text:style-name="T2">Path</text:span>] icon to select each web content that you want to view</text:p>
            <text:p>- Click [<text:span text:style-name="T3">Save</text:span>] in selected web content list</text:p>
            <text:p>- Click [<text:span text:style-name="T2">Save</text:span>] button</text:p>
          </table:table-cell>
          <table:table-cell office:value-type="string">
            <text:p>All selected web content are displayed as list in List Content Viewer page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3">
          <table:table-cell office:value-type="string">
            <text:p>WCM </text:p>
          </table:table-cell>
          <table:table-cell office:value-type="string">
            <text:p>List Content Viewer</text:p>
          </table:table-cell>
          <table:table-cell office:value-type="string">
            <text:p>SNF_WCM_07</text:p>
          </table:table-cell>
          <table:table-cell office:value-type="string">
            <text:p>View list of documents using Automatic option</text:p>
          </table:table-cell>
          <table:table-cell office:value-type="string">
            <text:p>- Login by admin/web contributor</text:p>
            <text:p>- Add some documents in Site Explorer</text:p>
            <text:p>- Choose List Content Viewer from navigation bar</text:p>
            <text:p>- Click quick edit icon</text:p>
            <text:p>- Choose Automatic option</text:p>
            <text:p>- Click [<text:span text:style-name="T2">Path</text:span>] icon to select a document folder</text:p>
            <text:p>- Click [<text:span text:style-name="T2">Save</text:span>] button</text:p>
          </table:table-cell>
          <table:table-cell office:value-type="string">
            <text:p>- All documents in selected folder are listed in List Content Viewer page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7">
          <table:table-cell office:value-type="string">
            <text:p>WCM </text:p>
          </table:table-cell>
          <table:table-cell office:value-type="string">
            <text:p>List Content Viewer</text:p>
          </table:table-cell>
          <table:table-cell office:value-type="string">
            <text:p>SNF_WCM_08</text:p>
          </table:table-cell>
          <table:table-cell office:value-type="string">
            <text:p>View list of documents using Manual option</text:p>
          </table:table-cell>
          <table:table-cell office:value-type="string">
            <text:p>- Login by admin/web contributor</text:p>
            <text:p><text:span text:style-name="T4">- Add </text:span><text:span text:style-name="T4">some </text:span><text:span text:style-name="T4">docume</text:span><text:span text:style-name="T4">nts in </text:span><text:span text:style-name="T4">Site </text:span><text:span text:style-name="T4">Explorer</text:span></text:p>
            <text:p>- Choose List Content Viewer from navigation bar</text:p>
            <text:p>- Click quick edit icon</text:p>
            <text:p>- Choose Manual option</text:p>
            <text:p>- Click [<text:span text:style-name="T2">Path</text:span>] icon to select each document that you want to view</text:p>
            <text:p>- Click [<text:span text:style-name="T3">Save</text:span>] in selected documents list</text:p>
            <text:p>- Click [<text:span text:style-name="T2">Save</text:span>] button</text:p>
          </table:table-cell>
          <table:table-cell office:value-type="string">
            <text:p>All selected documents are displayed as list in List Content Viewer page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8">
          <table:table-cell office:value-type="string">
            <text:p>WCM </text:p>
          </table:table-cell>
          <table:table-cell office:value-type="string">
            <text:p>Banner Footer</text:p>
          </table:table-cell>
          <table:table-cell office:value-type="string">
            <text:p>SNF_WCM_09</text:p>
          </table:table-cell>
          <table:table-cell office:value-type="string">
            <text:p>Edit banner for new added portal </text:p>
          </table:table-cell>
          <table:table-cell office:value-type="string">
            <text:p>- Login successfully</text:p>
            <text:p>- Choose added portal to executive</text:p>
            <text:p>- Click quick edit icon</text:p>
            <text:p>- Create name banner, insert logo, insert slogan, update CSS</text:p>
            <text:p>- Click [<text:span text:style-name="T2">Save</text:span>] button</text:p>
          </table:table-cell>
          <table:table-cell office:value-type="string">
            <text:p>Edit successfully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9">
          <table:table-cell office:value-type="string">
            <text:p>WCM </text:p>
          </table:table-cell>
          <table:table-cell office:value-type="string">
            <text:p>Site Explorer</text:p>
          </table:table-cell>
          <table:table-cell office:value-type="string">
            <text:p>SNF_WCM_10</text:p>
          </table:table-cell>
          <table:table-cell office:value-type="string">
            <text:p>Create web content in sites explorer with free layout web content template</text:p>
          </table:table-cell>
          <table:table-cell office:value-type="string">
            <text:p>- Choose sites explorer</text:p>
            <text:p>- Choose web content folder</text:p>
            <text:p>- Choose WCM view.</text:p>
            <text:p>- Click create new document</text:p>
            <text:p>- Choose free layout web content template</text:p>
            <text:p>- Create name, title</text:p>
            <text:p>- Create main content</text:p>
            <text:p>- Click [<text:span text:style-name="T2">Save</text:span>] button</text:p>
          </table:table-cell>
          <table:table-cell office:value-type="string">
            <text:p>New web content is created successfully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6">
          <table:table-cell office:value-type="string">
            <text:p>WCM </text:p>
          </table:table-cell>
          <table:table-cell office:value-type="string">
            <text:p>Site Explorer</text:p>
          </table:table-cell>
          <table:table-cell office:value-type="string">
            <text:p>SNF_WCM_11</text:p>
          </table:table-cell>
          <table:table-cell office:value-type="string">
            <text:p>Create web content in sites explorer with picture on head web content template</text:p>
          </table:table-cell>
          <table:table-cell office:value-type="string">
            <text:p>- Login by Admin/web contributor</text:p>
            <text:p>- Choose Sites explorer</text:p>
            <text:p>- Choose Web content folder</text:p>
            <text:p>- Click Create new document icon in action bar</text:p>
            <text:p>- Choose Picture on head template</text:p>
            <text:p>- Input values</text:p>
            <text:p>- Click [<text:span text:style-name="T2">Save</text:span>] button</text:p>
          </table:table-cell>
          <table:table-cell office:value-type="string">
            <text:p>New web content is created successfully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8">
          <table:table-cell office:value-type="string">
            <text:p>WCM </text:p>
          </table:table-cell>
          <table:table-cell office:value-type="string">
            <text:p>Site Explorer</text:p>
          </table:table-cell>
          <table:table-cell office:value-type="string">
            <text:p>SNF_WCM_12</text:p>
          </table:table-cell>
          <table:table-cell office:value-type="string">
            <text:p>Create CSS file in sites explorer</text:p>
          </table:table-cell>
          <table:table-cell table:style-name="ce7" office:value-type="string">
            <text:p><text:span text:style-name="T4">- Login </text:span><text:span text:style-name="T4">by </text:span><text:span text:style-name="T4">Admin/w</text:span><text:span text:style-name="T4">eb </text:span><text:span text:style-name="T4">contribut</text:span><text:span text:style-name="T4">or</text:span></text:p>
            <text:p>- <text:s/>Choose sites explorer</text:p>
            <text:p>- Choose CSS folder</text:p>
            <text:p>- Click create new document</text:p>
            <text:p>- Input values for fields</text:p>
            <text:p>- Click [<text:span text:style-name="T2">Save</text:span>] button</text:p>
          </table:table-cell>
          <table:table-cell office:value-type="string">
            <text:p>- New CSS file is created</text:p>
            <text:p>- CSS of site will be changed by new 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2">
          <table:table-cell office:value-type="string">
            <text:p>WCM </text:p>
          </table:table-cell>
          <table:table-cell office:value-type="string">
            <text:p>Search</text:p>
          </table:table-cell>
          <table:table-cell office:value-type="string">
            <text:p>SNF_WCM_13</text:p>
          </table:table-cell>
          <table:table-cell office:value-type="string">
            <text:p>Quick Search</text:p>
          </table:table-cell>
          <table:table-cell office:value-type="string">
            <text:p>- Input search keyword into text box in Quick search</text:p>
            <text:p>- Click Search icon</text:p>
          </table:table-cell>
          <table:table-cell office:value-type="string">
            <text:p>Return matched web content/document or return blank if there's no matched value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10">
          <table:table-cell office:value-type="string">
            <text:p>WCM </text:p>
          </table:table-cell>
          <table:table-cell office:value-type="string">
            <text:p>Search</text:p>
          </table:table-cell>
          <table:table-cell office:value-type="string">
            <text:p>SNF_WCM_14</text:p>
          </table:table-cell>
          <table:table-cell office:value-type="string">
            <text:p>Search portlet</text:p>
          </table:table-cell>
          <table:table-cell office:value-type="string">
            <text:p>- Choose Search page in navigation bar</text:p>
            <text:p>- Input search keyword</text:p>
            <text:p>- Select search condition</text:p>
            <text:p>- Click [Search]</text:p>
          </table:table-cell>
          <table:table-cell office:value-type="string">
            <text:p>Return matched web content/document or return blank if there's no matched value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6">
          <table:table-cell office:value-type="string">
            <text:p>WCM </text:p>
          </table:table-cell>
          <table:table-cell office:value-type="string">
            <text:p>Publication</text:p>
          </table:table-cell>
          <table:table-cell office:value-type="string">
            <text:p>SNF_WCM_15</text:p>
          </table:table-cell>
          <table:table-cell office:value-type="string">
            <text:p>Test public web content/document on page</text:p>
          </table:table-cell>
          <table:table-cell office:value-type="string">
            <text:p>- Login by Admin/web contributor</text:p>
            <text:p>- Turn on the Edit mode</text:p>
            <text:p>- Choose Sites explorer</text:p>
            <text:p>- Create document/web content and select it</text:p>
            <text:p>- Click Manage publication in Action bar</text:p>
            <text:p>- Choose Publication pages tab</text:p>
            <text:p>- Choose page &amp; click <text:s/>→ </text:p>
          </table:table-cell>
          <table:table-cell office:value-type="string">
            <text:p>- Selected page is listed in the right pane</text:p>
            <text:p>- Selecting document/web content is published into selected page with current status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6">
          <table:table-cell office:value-type="string">
            <text:p>WCM </text:p>
          </table:table-cell>
          <table:table-cell office:value-type="string">
            <text:p>Un-Publication</text:p>
          </table:table-cell>
          <table:table-cell office:value-type="string">
            <text:p>SNF_WCM_16</text:p>
          </table:table-cell>
          <table:table-cell office:value-type="string">
            <text:p>Unpublished a content from page</text:p>
          </table:table-cell>
          <table:table-cell office:value-type="string">
            <text:p>- Publish a document/web content on a page</text:p>
            <text:p>- Go to Site Explorer</text:p>
            <text:p>- Select published document/web content</text:p>
            <text:p>- Click Manage Publication in Action bar</text:p>
            <text:p>- Choose Publication Pages tab</text:p>
            <text:p>- Select page from right pane and click ←</text:p>
          </table:table-cell>
          <table:table-cell office:value-type="string">
            <text:p>- Selected page disappears from right pane</text:p>
            <text:p>- Selected document/web content disappears from that page's content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2">
          <table:table-cell office:value-type="string">
            <text:p>Portal</text:p>
          </table:table-cell>
          <table:table-cell office:value-type="string">
            <text:p>WCM Admin bar</text:p>
          </table:table-cell>
          <table:table-cell office:value-type="string">
            <text:p>SNF_WCM_17</text:p>
          </table:table-cell>
          <table:table-cell office:value-type="string">
            <text:p>Create new page by wizard</text:p>
          </table:table-cell>
          <table:table-cell office:value-type="string">
            <text:p>- Login by admin</text:p>
            <text:p>- Choose Site Editor/Add new page wizard</text:p>
            <text:p>- Input valid values &amp; save</text:p>
          </table:table-cell>
          <table:table-cell office:value-type="string">
            <text:p>- A new page is created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10">
          <table:table-cell office:value-type="string">
            <text:p>Portal</text:p>
          </table:table-cell>
          <table:table-cell office:value-type="string">
            <text:p>WCM Admin bar</text:p>
          </table:table-cell>
          <table:table-cell office:value-type="string">
            <text:p>SNF_WCM_18</text:p>
          </table:table-cell>
          <table:table-cell office:value-type="string">
            <text:p>Edit page by wizard</text:p>
          </table:table-cell>
          <table:table-cell office:value-type="string">
            <text:p>- Login by admin</text:p>
            <text:p>- Select a page from navigation</text:p>
            <text:p>- Choose Site Editor/Edit page wizard in Admin bar</text:p>
            <text:p>- Make change &amp; save</text:p>
          </table:table-cell>
          <table:table-cell office:value-type="string">
            <text:p>Page is edited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10">
          <table:table-cell office:value-type="string">
            <text:p>Portal</text:p>
          </table:table-cell>
          <table:table-cell office:value-type="string">
            <text:p>WCM Admin bar</text:p>
          </table:table-cell>
          <table:table-cell office:value-type="string">
            <text:p>SNF_WCM_19</text:p>
          </table:table-cell>
          <table:table-cell office:value-type="string">
            <text:p>Create new page in advance</text:p>
          </table:table-cell>
          <table:table-cell office:value-type="string">
            <text:p>- Login by admin</text:p>
            <text:p>- Choose Site Administrator/Manage Pages</text:p>
            <text:p>- Click Add new page</text:p>
            <text:p>- Input values &amp; save</text:p>
          </table:table-cell>
          <table:table-cell office:value-type="string">
            <text:p>New page is added successfully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11">
          <table:table-cell office:value-type="string">
            <text:p>Portal</text:p>
          </table:table-cell>
          <table:table-cell office:value-type="string">
            <text:p>WCM Admin bar</text:p>
          </table:table-cell>
          <table:table-cell office:value-type="string">
            <text:p>SNF_WCM_20</text:p>
          </table:table-cell>
          <table:table-cell office:value-type="string">
            <text:p>Edit page in advanced</text:p>
          </table:table-cell>
          <table:table-cell office:value-type="string">
            <text:p>- Login by admin</text:p>
            <text:p>- Choose Site Administrator/Manage Pages</text:p>
            <text:p>- Click Edit icon corresponding to a page </text:p>
            <text:p>- Make changes &amp; save</text:p>
          </table:table-cell>
          <table:table-cell office:value-type="string">
            <text:p>Page is edited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10">
          <table:table-cell office:value-type="string">
            <text:p>Portal</text:p>
          </table:table-cell>
          <table:table-cell office:value-type="string">
            <text:p>WCM Admin bar</text:p>
          </table:table-cell>
          <table:table-cell office:value-type="string">
            <text:p>SNF_WCM_21</text:p>
          </table:table-cell>
          <table:table-cell office:value-type="string">
            <text:p>Delete page</text:p>
          </table:table-cell>
          <table:table-cell office:value-type="string">
            <text:p>- Login by admin</text:p>
            <text:p>- Choose Site Administrator/Manage Pages</text:p>
            <text:p>- Click Delete icon corresponding to a page</text:p>
          </table:table-cell>
          <table:table-cell office:value-type="string">
            <text:p>Page is deleted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10">
          <table:table-cell office:value-type="string">
            <text:p>Portal</text:p>
          </table:table-cell>
          <table:table-cell office:value-type="string">
            <text:p>WCM Admin bar</text:p>
          </table:table-cell>
          <table:table-cell office:value-type="string">
            <text:p>SNF_WCM_22</text:p>
          </table:table-cell>
          <table:table-cell office:value-type="string">
            <text:p>Create new site</text:p>
          </table:table-cell>
          <table:table-cell office:value-type="string">
            <text:p>- Login by admin</text:p>
            <text:p>- Choose Site Administrator/Manage Sites</text:p>
            <text:p>- Click Create new Portal</text:p>
            <text:p>- Input valid values &amp; save</text:p>
          </table:table-cell>
          <table:table-cell office:value-type="string">
            <text:p>New portal is added successfully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2">
          <table:table-cell office:value-type="string">
            <text:p>Portal</text:p>
          </table:table-cell>
          <table:table-cell office:value-type="string">
            <text:p>WCM Admin bar</text:p>
          </table:table-cell>
          <table:table-cell office:value-type="string">
            <text:p>SNF_WCM_23</text:p>
          </table:table-cell>
          <table:table-cell office:value-type="string">
            <text:p>Edit current site</text:p>
          </table:table-cell>
          <table:table-cell office:value-type="string">
            <text:p>- Login by admin</text:p>
            <text:p>- Choose Site Editor/Edit Site from Admin bar</text:p>
            <text:p>- Make changes &amp; save</text:p>
          </table:table-cell>
          <table:table-cell office:value-type="string">
            <text:p>Portal is updated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11">
          <table:table-cell office:value-type="string">
            <text:p>Portal</text:p>
          </table:table-cell>
          <table:table-cell office:value-type="string">
            <text:p>WCM Admin bar</text:p>
          </table:table-cell>
          <table:table-cell office:value-type="string">
            <text:p>SNF_WCM_24</text:p>
          </table:table-cell>
          <table:table-cell office:value-type="string">
            <text:p>Delete site</text:p>
          </table:table-cell>
          <table:table-cell table:style-name="ce7" office:value-type="string">
            <text:p><text:span text:style-name="T4">- Login </text:span><text:span text:style-name="T4">by admin</text:span></text:p>
            <text:p><text:span text:style-name="T4">- Choose </text:span><text:span text:style-name="T4">Site </text:span><text:span text:style-name="T4">Administ</text:span><text:span text:style-name="T4">rator/Ma</text:span><text:span text:style-name="T4">nage </text:span><text:span text:style-name="T4">Sites</text:span></text:p>
            <text:p>- Create new portal</text:p>
            <text:p>- Click Delete icon of a portal in list</text:p>
          </table:table-cell>
          <table:table-cell office:value-type="string">
            <text:p>Portal is deleted</text:p>
          </table:table-cell>
          <table:table-cell table:content-validation-name="val1" office:value-type="string">
            <text:p>Passed</text:p>
          </table:table-cell>
          <table:table-cell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1">
          <table:table-cell office:value-type="string">
            <text:p>Portal</text:p>
          </table:table-cell>
          <table:table-cell office:value-type="string">
            <text:p>WCM Admin bar</text:p>
          </table:table-cell>
          <table:table-cell office:value-type="string">
            <text:p>SNF_WCM_25</text:p>
          </table:table-cell>
          <table:table-cell office:value-type="string">
            <text:p>Change using site</text:p>
          </table:table-cell>
          <table:table-cell office:value-type="string">
            <text:p>- Choose a site from Sites list in Admin bar</text:p>
          </table:table-cell>
          <table:table-cell office:value-type="string">
            <text:p>Selected portal is shown</text:p>
          </table:table-cell>
          <table:table-cell table:content-validation-name="val1" office:value-type="string">
            <text:p>Passed</text:p>
          </table:table-cell>
          <table:table-cell table:style-name="ce6"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6">
          <table:table-cell office:value-type="string">
            <text:p>WCM </text:p>
          </table:table-cell>
          <table:table-cell office:value-type="string">
            <text:p>Newsletter_admin</text:p>
          </table:table-cell>
          <table:table-cell office:value-type="string">
            <text:p>SNF_WCM_26</text:p>
          </table:table-cell>
          <table:table-cell office:value-type="string">
            <text:p>Create category, subscription, letter and manage it</text:p>
          </table:table-cell>
          <table:table-cell office:value-type="string">
            <text:p>- Login by Admin <text:s/></text:p>
            <text:p>- Choose Newsletter-&gt;Newsletter Manager</text:p>
            <text:p>- Create new category</text:p>
            <text:p>- Create new subscription on category</text:p>
            <text:p>- Create new letter on subscription</text:p>
            <text:p>- Manage public user/ admin user</text:p>
          </table:table-cell>
          <table:table-cell office:value-type="string">
            <text:p>- Category, subscription, new letter are created successfully</text:p>
            <text:p>- User is edited</text:p>
          </table:table-cell>
          <table:table-cell table:style-name="ce6" office:value-type="string">
            <text:p>N/A (since WCM 1.2)</text:p>
          </table:table-cell>
          <table:table-cell table:style-name="ce6" office:value-type="string">
            <text:p>N/A</text:p>
          </table:table-cell>
          <table:table-cell table:style-name="ce6"/>
          <table:table-cell office:value-type="string">
            <text:p>Minh</text:p>
          </table:table-cell>
          <table:table-cell table:number-columns-repeated="246"/>
        </table:table-row>
        <table:table-row table:style-name="ro2">
          <table:table-cell office:value-type="string">
            <text:p>WCM </text:p>
          </table:table-cell>
          <table:table-cell office:value-type="string">
            <text:p>Newsletter_viewer</text:p>
          </table:table-cell>
          <table:table-cell office:value-type="string">
            <text:p>SNF_WCM_27</text:p>
          </table:table-cell>
          <table:table-cell office:value-type="string">
            <text:p>Make a newsletter</text:p>
          </table:table-cell>
          <table:table-cell office:value-type="string">
            <text:p>- Login <text:s/></text:p>
            <text:p>- Put your email address</text:p>
            <text:p>- Tick on subscription </text:p>
            <text:p>- Click Subscribe button</text:p>
          </table:table-cell>
          <table:table-cell office:value-type="string">
            <text:p>Newsletter is sent to your email</text:p>
          </table:table-cell>
          <table:table-cell table:style-name="ce6" office:value-type="string">
            <text:p>N/A (since WCM 1.2)</text:p>
          </table:table-cell>
          <table:table-cell table:style-name="ce6" office:value-type="string">
            <text:p>N/A</text:p>
          </table:table-cell>
          <table:table-cell table:style-name="ce6"/>
          <table:table-cell office:value-type="string">
            <text:p>Minh</text:p>
          </table:table-cell>
          <table:table-cell table:number-columns-repeated="246"/>
        </table:table-row>
        <table:table-row table:style-name="ro8">
          <table:table-cell office:value-type="string">
            <text:p>WCM </text:p>
          </table:table-cell>
          <table:table-cell office:value-type="string">
            <text:p>Fast Content Creator Portlet </text:p>
          </table:table-cell>
          <table:table-cell office:value-type="string">
            <text:p>SNF_WCM_28</text:p>
          </table:table-cell>
          <table:table-cell office:value-type="string">
            <text:p>Create new document using FCC portlet and configuration for portlet</text:p>
          </table:table-cell>
          <table:table-cell office:value-type="string">
            <text:p>- Login</text:p>
            <text:p>- Change to Edit mode</text:p>
            <text:p>- Configuration for FCC porlet</text:p>
            <text:p>- Save</text:p>
            <text:p>- Change to View mode</text:p>
            <text:p>- Create new document</text:p>
          </table:table-cell>
          <table:table-cell office:value-type="string">
            <text:p>A new document is created successfully. This document is corresponding with the template and will be store in the location that config in Edit form</text:p>
          </table:table-cell>
          <table:table-cell table:style-name="ce6" office:value-type="string">
            <text:p>N/A (since WCM 1.2)</text:p>
          </table:table-cell>
          <table:table-cell table:style-name="ce6" table:number-columns-repeated="2"/>
          <table:table-cell office:value-type="string">
            <text:p>Minh</text:p>
          </table:table-cell>
          <table:table-cell table:number-columns-repeated="246"/>
        </table:table-row>
        <table:table-row table:style-name="ro11">
          <table:table-cell office:value-type="string">
            <text:p>WCM </text:p>
          </table:table-cell>
          <table:table-cell office:value-type="string">
            <text:p>Form Generator Portlet</text:p>
          </table:table-cell>
          <table:table-cell office:value-type="string">
            <text:p>SNF_WCM_29</text:p>
          </table:table-cell>
          <table:table-cell office:value-type="string">
            <text:p>Create new node type and dialog form for it</text:p>
          </table:table-cell>
          <table:table-cell office:value-type="string">
            <text:p>- Login <text:s text:c="3"/></text:p>
            <text:p>- Move to Form Generator porlet</text:p>
            <text:p>- Put value in General tab</text:p>
            <text:p>- Put value in Forn builder tab</text:p>
            <text:p>- Save</text:p>
          </table:table-cell>
          <table:table-cell office:value-type="string">
            <text:p>New node type is created successfully. You'll see it in Manage Node Type or when you creating new document</text:p>
          </table:table-cell>
          <table:table-cell table:style-name="ce6" office:value-type="string">
            <text:p>N/A (since WCM 1.2)</text:p>
          </table:table-cell>
          <table:table-cell table:style-name="ce6" office:value-type="string">
            <text:p>N/A</text:p>
          </table:table-cell>
          <table:table-cell table:style-name="ce6"/>
          <table:table-cell office:value-type="string">
            <text:p>Minh</text:p>
          </table:table-cell>
          <table:table-cell table:number-columns-repeated="246"/>
        </table:table-row>
        <table:table-row table:style-name="ro8">
          <table:table-cell office:value-type="string">
            <text:p>WCM </text:p>
          </table:table-cell>
          <table:table-cell office:value-type="string">
            <text:p>Category Navigation</text:p>
          </table:table-cell>
          <table:table-cell office:value-type="string">
            <text:p>SNF_WCM_30</text:p>
          </table:table-cell>
          <table:table-cell office:value-type="string">
            <text:p>Show categories and documents </text:p>
          </table:table-cell>
          <table:table-cell office:value-type="string">
            <text:p>- Login</text:p>
            <text:p>- Select Categories-&gt; Category Navigation </text:p>
            <text:p>- Switch to Edit mode</text:p>
            <text:p>- Change value-&gt; Save</text:p>
            <text:p>- Switch to View mode</text:p>
            <text:p>- Select a category</text:p>
          </table:table-cell>
          <table:table-cell office:value-type="string">
            <text:p>- All categories of selected </text:p>
            <text:p>- Document corresponding with category is displayed in PLCV portlet</text:p>
          </table:table-cell>
          <table:table-cell table:style-name="ce6" office:value-type="string">
            <text:p>N/A (since WCM 1.2)</text:p>
          </table:table-cell>
          <table:table-cell table:style-name="ce6" office:value-type="string">
            <text:p>N/A</text:p>
          </table:table-cell>
          <table:table-cell table:style-name="ce6"/>
          <table:table-cell office:value-type="string">
            <text:p>Minh</text:p>
          </table:table-cell>
          <table:table-cell table:number-columns-repeated="246"/>
        </table:table-row>
        <table:table-row table:style-name="ro12">
          <table:table-cell office:value-type="string">
            <text:p>WCM </text:p>
          </table:table-cell>
          <table:table-cell office:value-type="string">
            <text:p>Parameterized Content List Viewer</text:p>
          </table:table-cell>
          <table:table-cell office:value-type="string">
            <text:p>SNF_WCM_31</text:p>
          </table:table-cell>
          <table:table-cell office:value-type="string">
            <text:p>Configuration for PCLV portlet and view content of document/web content</text:p>
          </table:table-cell>
          <table:table-cell office:value-type="string">
            <text:p>- Login</text:p>
            <text:p>- Select Categories-&gt; Parameterized Content List Viewer</text:p>
            <text:p>- Switch to Edit mode</text:p>
            <text:p>- Change value</text:p>
            <text:p>- Save</text:p>
            <text:p>- Switch to View mode</text:p>
          </table:table-cell>
          <table:table-cell office:value-type="string">
            <text:p>- PCLV portlet is config</text:p>
            <text:p>- Click on title of document-&gt; the content of document is shown</text:p>
          </table:table-cell>
          <table:table-cell table:style-name="ce6" office:value-type="string">
            <text:p>N/A (since WCM 1.2)</text:p>
          </table:table-cell>
          <table:table-cell table:style-name="ce6" office:value-type="string">
            <text:p>N/A</text:p>
          </table:table-cell>
          <table:table-cell table:style-name="ce6"/>
          <table:table-cell office:value-type="string">
            <text:p>Minh</text:p>
          </table:table-cell>
          <table:table-cell table:number-columns-repeated="246"/>
        </table:table-row>
      </table:table>
      <table:table table:name="KS_SniffTests" table:style-name="ta1" table:print="false"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ce12"/>
        <table:table-column table:style-name="co17" table:default-cell-style-name="ce12"/>
        <table:table-column table:style-name="co18" table:default-cell-style-name="Default"/>
        <table:table-column table:style-name="co19" table:default-cell-style-name="ce22"/>
        <table:table-column table:style-name="co20" table:default-cell-style-name="Default"/>
        <table:table-column table:style-name="co10" table:number-columns-repeated="244" table:default-cell-style-name="Default"/>
        <table:table-row table:style-name="ro14">
          <table:table-cell table:style-name="ce13" office:value-type="string" table:number-columns-spanned="1" table:number-rows-spanned="2">
            <text:p>Category</text:p>
          </table:table-cell>
          <table:table-cell table:style-name="ce16" office:value-type="string" table:number-columns-spanned="1" table:number-rows-spanned="2">
            <text:p>Group function</text:p>
          </table:table-cell>
          <table:table-cell table:style-name="ce16" office:value-type="string" table:number-columns-spanned="1" table:number-rows-spanned="2">
            <text:p>ID</text:p>
          </table:table-cell>
          <table:table-cell table:style-name="ce16" office:value-type="string" table:number-columns-spanned="1" table:number-rows-spanned="2">
            <text:p>Checks list</text:p>
          </table:table-cell>
          <table:table-cell table:style-name="ce16" office:value-type="string" table:number-columns-spanned="1" table:number-rows-spanned="2">
            <text:p>Description</text:p>
          </table:table-cell>
          <table:table-cell table:style-name="ce16" office:value-type="string" table:number-columns-spanned="1" table:number-rows-spanned="2">
            <text:p>Expected Result</text:p>
          </table:table-cell>
          <table:table-cell table:style-name="ce16" office:value-type="string" table:number-columns-spanned="1" table:number-rows-spanned="2">
            <text:p>Test Result</text:p>
          </table:table-cell>
          <table:table-cell table:style-name="ce16" office:value-type="string" table:number-columns-spanned="1" table:number-rows-spanned="2">
            <text:p>JIRA Issue</text:p>
          </table:table-cell>
          <table:table-cell table:style-name="ce16" office:value-type="string" table:number-columns-spanned="1" table:number-rows-spanned="2">
            <text:p>Comment</text:p>
          </table:table-cell>
          <table:table-cell table:style-name="ce20" office:value-type="string" table:number-columns-spanned="1" table:number-rows-spanned="2">
            <text:p>Priority</text:p>
          </table:table-cell>
          <table:table-cell table:style-name="ce16" office:value-type="string" table:number-columns-spanned="1" table:number-rows-spanned="2">
            <text:p>Tester</text:p>
          </table:table-cell>
          <table:table-cell table:style-name="ce12" table:number-columns-repeated="244"/>
        </table:table-row>
        <table:table-row table:style-name="ro14">
          <table:covered-table-cell table:style-name="ce13"/>
          <table:covered-table-cell table:number-columns-repeated="8" table:style-name="ce16"/>
          <table:covered-table-cell table:style-name="ce20"/>
          <table:covered-table-cell table:style-name="ce16"/>
          <table:table-cell table:style-name="ce12" table:number-columns-repeated="244"/>
        </table:table-row>
        <table:table-row table:style-name="ro15">
          <table:table-cell table:style-name="ce14" office:value-type="string">
            <text:p>All</text:p>
          </table:table-cell>
          <table:table-cell table:style-name="ce5" office:value-type="string">
            <text:p>W3C</text:p>
          </table:table-cell>
          <table:table-cell table:style-name="ce5" office:value-type="string">
            <text:p>SNF_KS_01</text:p>
          </table:table-cell>
          <table:table-cell table:style-name="ce17" office:value-type="string">
            <text:p>WC3 check for pages in public</text:p>
          </table:table-cell>
          <table:table-cell table:style-name="ce6" office:value-type="string">
            <text:p>- Use http://www.validator.w3.org website to validate source code of navigation on public.</text:p>
            <text:p>- Focus on KS Home page, FAQ and Forum Home page in anonymous mode</text:p>
          </table:table-cell>
          <table:table-cell table:style-name="ce6" office:value-type="string">
            <text:p>No broken error</text:p>
          </table:table-cell>
          <table:table-cell table:style-name="ce18" table:content-validation-name="val1" office:value-type="string">
            <text:p>N/A</text:p>
          </table:table-cell>
          <table:table-cell table:style-name="ce18"/>
          <table:table-cell table:style-name="ce8"/>
          <table:table-cell table:style-name="ce21" office:value-type="string">
            <text:p>Minor</text:p>
          </table:table-cell>
          <table:table-cell table:style-name="ce9" office:value-type="string">
            <text:p>Minh</text:p>
          </table:table-cell>
          <table:table-cell table:style-name="ce12" table:number-columns-repeated="244"/>
        </table:table-row>
        <table:table-row table:style-name="ro16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02</text:p>
          </table:table-cell>
          <table:table-cell table:style-name="ce17" office:value-type="string">
            <text:p>Add question(attach file, multi languages)</text:p>
          </table:table-cell>
          <table:table-cell table:style-name="ce6" office:value-type="string">
            <text:p>- Click Submit question button to open Submit question form</text:p>
            <text:p>- Click Attachment to attach file</text:p>
            <text:p>- Click Translations to add question in multiple languages</text:p>
            <text:p>- Input question text, valid author and email</text:p>
            <text:p>- Click submit</text:p>
            <text:p>- View the submitted question</text:p>
          </table:table-cell>
          <table:table-cell table:style-name="ce6" office:value-type="string">
            <text:p>Question is created new successful with properties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17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03</text:p>
          </table:table-cell>
          <table:table-cell table:style-name="ce17" office:value-type="string">
            <text:p>RSS</text:p>
          </table:table-cell>
          <table:table-cell table:style-name="ce6" office:value-type="string">
            <text:p>- Get RSS link of KS</text:p>
          </table:table-cell>
          <table:table-cell table:style-name="ce6" office:value-type="string">
            <text:p>Get RSS link is showed in page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in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18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04</text:p>
          </table:table-cell>
          <table:table-cell table:style-name="ce17" office:value-type="string">
            <text:p>View/print preview question</text:p>
          </table:table-cell>
          <table:table-cell table:style-name="ce6" office:value-type="string">
            <text:p>- Click Print Preview icon </text:p>
            <text:p>- Check Print Preview page</text:p>
            <text:p>- Click Print/Close button</text:p>
          </table:table-cell>
          <table:table-cell table:style-name="ce6" office:value-type="string">
            <text:p>View question properly in print preview form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in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19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05</text:p>
          </table:table-cell>
          <table:table-cell table:style-name="ce17" office:value-type="string">
            <text:p>Send to friend</text:p>
          </table:table-cell>
          <table:table-cell table:style-name="ce6" office:value-type="string">
            <text:p>- Right click on question and send question</text:p>
            <text:p>- Check mail inbox to see question content, question link</text:p>
          </table:table-cell>
          <table:table-cell table:style-name="ce6" office:value-type="string">
            <text:p>Send mail successfully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in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20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06</text:p>
          </table:table-cell>
          <table:table-cell table:style-name="ce17" office:value-type="string">
            <text:p>Quick and advanced search(simple case)</text:p>
          </table:table-cell>
          <table:table-cell table:style-name="ce6" office:value-type="string">
            <text:p>- Check quick search</text:p>
            <text:p>- Check advanced search in case search in entry, category and both.</text:p>
          </table:table-cell>
          <table:table-cell table:style-name="ce6" office:value-type="string">
            <text:p>Return search result with no error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21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07</text:p>
          </table:table-cell>
          <table:table-cell table:style-name="ce17" office:value-type="string">
            <text:p>Add, unwatch and manage watch</text:p>
          </table:table-cell>
          <table:table-cell table:style-name="ce6" office:value-type="string">
            <text:p>- Watch and unwatch</text:p>
            <text:p>- Manage watch (add/remove...)</text:p>
          </table:table-cell>
          <table:table-cell table:style-name="ce6" office:value-type="string">
            <text:p>Question is watch/unwatch successfu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22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08</text:p>
          </table:table-cell>
          <table:table-cell table:style-name="ce17" office:value-type="string">
            <text:p>User Setting</text:p>
          </table:table-cell>
          <table:table-cell table:style-name="ce6" office:value-type="string"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6" office:value-type="string">
            <text:p>Change user settings successfully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18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09</text:p>
          </table:table-cell>
          <table:table-cell table:style-name="ce17" office:value-type="string">
            <text:p>Create/edit/delete category</text:p>
          </table:table-cell>
          <table:table-cell table:style-name="ce6" office:value-type="string">
            <text:p>- Create/edit/delete category</text:p>
            <text:p>- Assign moderator</text:p>
            <text:p/>
          </table:table-cell>
          <table:table-cell table:style-name="ce6" office:value-type="string">
            <text:p>Category is added new, edit or delete successfu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23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10</text:p>
          </table:table-cell>
          <table:table-cell table:style-name="ce17" office:value-type="string">
            <text:p>Import/export </text:p>
          </table:table-cell>
          <table:table-cell table:style-name="ce6" office:value-type="string">
            <text:p>- Check Import/Export all FAQ</text:p>
            <text:p>- Check Import/Export one categories</text:p>
          </table:table-cell>
          <table:table-cell table:style-name="ce6" office:value-type="string">
            <text:p><text:s/>category is imported/exported successfu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in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8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11</text:p>
          </table:table-cell>
          <table:table-cell table:style-name="ce17" office:value-type="string">
            <text:p>Answer/Edit/Move/Delete question</text:p>
          </table:table-cell>
          <table:table-cell table:style-name="ce6" office:value-type="string">
            <text:p>- Edit question with attachment in multiple languages</text:p>
            <text:p>- Answer question and link to other entries</text:p>
            <text:p>- Move question</text:p>
            <text:p>- Delete question</text:p>
          </table:table-cell>
          <table:table-cell table:style-name="ce6" office:value-type="string">
            <text:p>Question is answered/edited/ moved/deleted successfu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24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12</text:p>
          </table:table-cell>
          <table:table-cell table:style-name="ce17" office:value-type="string">
            <text:p>Discuss question in Forum</text:p>
          </table:table-cell>
          <table:table-cell table:style-name="ce6" office:value-type="string">
            <text:p>- Discuss question in forum</text:p>
          </table:table-cell>
          <table:table-cell table:style-name="ce6" office:value-type="string">
            <text:p>Discuss question in forum is successfu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25">
          <table:table-cell table:style-name="ce3" office:value-type="string">
            <text:p>FAQ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13</text:p>
          </table:table-cell>
          <table:table-cell table:style-name="ce17" office:value-type="string">
            <text:p>Vote/Comment/ Answer question</text:p>
          </table:table-cell>
          <table:table-cell table:style-name="ce6" office:value-type="string">
            <text:p>- Vote question by rate star</text:p>
            <text:p>- Rate answer by point</text:p>
            <text:p>- Comment question</text:p>
          </table:table-cell>
          <table:table-cell table:style-name="ce6" office:value-type="string">
            <text:p>- Vote question is successful</text:p>
            <text:p>- Rate answer is successful</text:p>
            <text:p>- Comment question is successfu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Minh</text:p>
          </table:table-cell>
          <table:table-cell table:number-columns-repeated="244"/>
        </table:table-row>
        <table:table-row table:style-name="ro23">
          <table:table-cell table:style-name="ce3" office:value-type="string">
            <text:p>Forum</text:p>
          </table:table-cell>
          <table:table-cell table:style-name="ce3" office:value-type="string">
            <text:p>Public mode</text:p>
          </table:table-cell>
          <table:table-cell table:style-name="ce5" office:value-type="string">
            <text:p>SNF_KS_14</text:p>
          </table:table-cell>
          <table:table-cell table:style-name="ce17" office:value-type="string">
            <text:p>View category/forum/topic</text:p>
          </table:table-cell>
          <table:table-cell table:style-name="ce6" office:value-type="string">
            <text:p>- View and bookmark category/forum/topic </text:p>
            <text:p>- View attachment</text:p>
            <text:p>- Try to add post</text:p>
          </table:table-cell>
          <table:table-cell table:style-name="ce6" office:value-type="string">
            <text:p>Properties of category/forum/ topic is shown</text:p>
          </table:table-cell>
          <table:table-cell table:style-name="ce19" office:value-type="string">
            <text:p>N/A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26">
          <table:table-cell table:style-name="ce3" office:value-type="string">
            <text:p>Forum</text:p>
          </table:table-cell>
          <table:table-cell table:style-name="ce3" office:value-type="string">
            <text:p>Public mode</text:p>
          </table:table-cell>
          <table:table-cell table:style-name="ce5" office:value-type="string">
            <text:p>SNF_KS_15</text:p>
          </table:table-cell>
          <table:table-cell table:style-name="ce17" office:value-type="string">
            <text:p>Simple search</text:p>
          </table:table-cell>
          <table:table-cell table:style-name="ce6" office:value-type="string">
            <text:p>- Search Category, Forum, Topic, Post keyword</text:p>
            <text:p>- Search with user name</text:p>
          </table:table-cell>
          <table:table-cell table:style-name="ce6" office:value-type="string">
            <text:p>Return search result with no error</text:p>
          </table:table-cell>
          <table:table-cell table:style-name="ce19" office:value-type="string">
            <text:p>N/A</text:p>
          </table:table-cell>
          <table:table-cell table:style-name="ce19"/>
          <table:table-cell table:style-name="ce6"/>
          <table:table-cell table:style-name="ce21" office:value-type="string">
            <text:p>Min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27">
          <table:table-cell table:style-name="ce3" office:value-type="string">
            <text:p>Forum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16</text:p>
          </table:table-cell>
          <table:table-cell table:style-name="ce17" office:value-type="string">
            <text:p>Create Category/Forum/Topic/Post </text:p>
          </table:table-cell>
          <table:table-cell table:style-name="ce6" office:value-type="string">
            <text:p>- Create category and restrict viewer</text:p>
            <text:p>- Create forum and define forum permission and properties</text:p>
            <text:p>- Create topic and define topic permission and properties</text:p>
          </table:table-cell>
          <table:table-cell table:style-name="ce6" office:value-type="string">
            <text:p>Category/forum/ topic is added new successfu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28">
          <table:table-cell table:style-name="ce3" office:value-type="string">
            <text:p>Forum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17</text:p>
          </table:table-cell>
          <table:table-cell table:style-name="ce17" office:value-type="string">
            <text:p>Run actions in tools menu</text:p>
          </table:table-cell>
          <table:table-cell table:style-name="ce6" office:value-type="string">
            <text:p>- Category Tool, Forum tool, Topic Tool</text:p>
            <text:p>- Moderation menu in category, forum and topic</text:p>
          </table:table-cell>
          <table:table-cell table:style-name="ce6" office:value-type="string">
            <text:p>All actions in toolbar is worked norma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29">
          <table:table-cell table:style-name="ce3" office:value-type="string">
            <text:p>Forum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18</text:p>
          </table:table-cell>
          <table:table-cell table:style-name="ce17" office:value-type="string">
            <text:p>Changes user setting</text:p>
          </table:table-cell>
          <table:table-cell table:style-name="ce6" office:value-type="string">
            <text:p>- Define profile settings</text:p>
            <text:p>- Define forum settings</text:p>
          </table:table-cell>
          <table:table-cell table:style-name="ce6" office:value-type="string">
            <text:p>User profile and forum setting is updated successfu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in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30">
          <table:table-cell table:style-name="ce3" office:value-type="string">
            <text:p>Forum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19</text:p>
          </table:table-cell>
          <table:table-cell table:style-name="ce17" office:value-type="string">
            <text:p>Import/Export xml</text:p>
          </table:table-cell>
          <table:table-cell table:style-name="ce6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6" office:value-type="string">
            <text:p>Category/forum is imported/exported successfu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in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31">
          <table:table-cell table:style-name="ce3" office:value-type="string">
            <text:p>Forum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20</text:p>
          </table:table-cell>
          <table:table-cell table:style-name="ce17" office:value-type="string">
            <text:p>Click path on breadcrumbs </text:p>
          </table:table-cell>
          <table:table-cell table:style-name="ce6" office:value-type="string">
            <text:p>- Go to inside one category/forum/topic</text:p>
            <text:p>- Click path on breadcrumbs</text:p>
            <text:p/>
          </table:table-cell>
          <table:table-cell table:style-name="ce6" office:value-type="string">
            <text:p>Selected category/forum/ topic is shown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in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32">
          <table:table-cell table:style-name="ce3" office:value-type="string">
            <text:p>Forum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21</text:p>
          </table:table-cell>
          <table:table-cell table:style-name="ce17" office:value-type="string">
            <text:p>Quick and advanced search(simple case)</text:p>
          </table:table-cell>
          <table:table-cell table:style-name="ce6" office:value-type="string">
            <text:p>- Search by keyword matching with category/forum/topic/post</text:p>
            <text:p>- Full-search in Category</text:p>
            <text:p>- Full-search in Forum</text:p>
            <text:p>- Full-search in Topic</text:p>
            <text:p>- Full-search in Post</text:p>
            <text:p/>
          </table:table-cell>
          <table:table-cell table:style-name="ce6" office:value-type="string">
            <text:p>Return search result with no error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in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2">
          <table:table-cell table:style-name="ce3"/>
          <table:table-cell table:style-name="ce3" office:value-type="string">
            <text:p>Private mode</text:p>
          </table:table-cell>
          <table:table-cell table:style-name="ce5" office:value-type="string">
            <text:p>SNF_KS_22</text:p>
          </table:table-cell>
          <table:table-cell table:style-name="ce17" office:value-type="string">
            <text:p>Private message(Check/reply message)</text:p>
          </table:table-cell>
          <table:table-cell table:style-name="ce6" office:value-type="string">
            <text:p>- Compose/reply/forward message</text:p>
            <text:p>- Check inbox, sent box</text:p>
            <text:p>- Delete message</text:p>
          </table:table-cell>
          <table:table-cell table:style-name="ce6" office:value-type="string">
            <text:p>Compose/delete message is successful</text:p>
            <text:p/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in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33">
          <table:table-cell table:style-name="ce3" office:value-type="string">
            <text:p>Forum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23</text:p>
          </table:table-cell>
          <table:table-cell table:style-name="ce17" office:value-type="string">
            <text:p>Manage poll</text:p>
          </table:table-cell>
          <table:table-cell table:style-name="ce6" office:value-type="string">
            <text:p>- Add/edit and define properties for poll</text:p>
            <text:p>- Close poll</text:p>
          </table:table-cell>
          <table:table-cell table:style-name="ce6" office:value-type="string">
            <text:p>Add/edit/close poll is successfu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in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34">
          <table:table-cell table:style-name="ce3" office:value-type="string">
            <text:p>Forum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24</text:p>
          </table:table-cell>
          <table:table-cell table:style-name="ce17" office:value-type="string">
            <text:p>Bookmark/Watch/Tag</text:p>
          </table:table-cell>
          <table:table-cell table:style-name="ce6" office:value-type="string">
            <text:p>Focus on valid cases</text:p>
          </table:table-cell>
          <table:table-cell table:style-name="ce6" office:value-type="string">
            <text:p>Book/watch/Tag is work norma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35">
          <table:table-cell table:style-name="ce3" office:value-type="string">
            <text:p>Forum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25</text:p>
          </table:table-cell>
          <table:table-cell table:style-name="ce17" office:value-type="string">
            <text:p>User Setting</text:p>
          </table:table-cell>
          <table:table-cell table:style-name="ce6" office:value-type="string">
            <text:p>- Change profile information</text:p>
            <text:p>- Change forum settings</text:p>
            <text:p>- Manage my watches.</text:p>
          </table:table-cell>
          <table:table-cell table:style-name="ce6" office:value-type="string">
            <text:p>- User profile is updated </text:p>
            <text:p>- Forum is setting successful</text:p>
            <text:p>- My watch is listed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Forum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26</text:p>
          </table:table-cell>
          <table:table-cell table:style-name="ce17" office:value-type="string">
            <text:p>User management</text:p>
          </table:table-cell>
          <table:table-cell table:style-name="ce6" office:value-type="string">
            <text:p>- Change signature</text:p>
            <text:p>- Change user roles</text:p>
            <text:p>- Set default avatar</text:p>
            <text:p>- Ban User</text:p>
            <text:p/>
          </table:table-cell>
          <table:table-cell table:style-name="ce6" office:value-type="string">
            <text:p>Update user information successfully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36">
          <table:table-cell table:style-name="ce3" office:value-type="string">
            <text:p>Forum</text:p>
          </table:table-cell>
          <table:table-cell table:style-name="ce3" office:value-type="string">
            <text:p>Private mode</text:p>
          </table:table-cell>
          <table:table-cell table:style-name="ce5" office:value-type="string">
            <text:p>SNF_KS_27</text:p>
          </table:table-cell>
          <table:table-cell table:style-name="ce17" office:value-type="string">
            <text:p>Administration</text:p>
          </table:table-cell>
          <table:table-cell table:style-name="ce6" office:value-type="string">
            <text:p>- Define forum setting</text:p>
            <text:p>- Check Censor</text:p>
            <text:p>- Notify content</text:p>
            <text:p>- Set IP Ban</text:p>
          </table:table-cell>
          <table:table-cell table:style-name="ce6" office:value-type="string">
            <text:p>Setting for forum with Censor/Notify/ IP ban is successful</text:p>
          </table:table-cell>
          <table:table-cell table:style-name="ce19" office:value-type="string">
            <text:p>Passed</text:p>
          </table:table-cell>
          <table:table-cell table:style-name="ce19"/>
          <table:table-cell table:style-name="ce6"/>
          <table:table-cell table:style-name="ce21" office:value-type="string">
            <text:p>Major</text:p>
          </table:table-cell>
          <table:table-cell table:style-name="ce9" office:value-type="string">
            <text:p>Hoa</text:p>
          </table:table-cell>
          <table:table-cell table:number-columns-repeated="244"/>
        </table:table-row>
        <table:table-row table:style-name="ro13" table:number-rows-repeated="65506">
          <table:table-cell table:number-columns-repeated="255"/>
        </table:table-row>
        <table:table-row table:style-name="ro13">
          <table:table-cell table:number-columns-repeated="255"/>
        </table:table-row>
      </table:table>
      <table:table table:name="CS_SniffTests" table:style-name="ta1" table:print="false"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13" table:default-cell-style-name="ce24"/>
        <table:table-column table:style-name="co29" table:default-cell-style-name="ce24"/>
        <table:table-column table:style-name="co30" table:default-cell-style-name="ce24"/>
        <table:table-column table:style-name="co10" table:number-columns-repeated="242" table:default-cell-style-name="ce24"/>
        <table:table-row table:style-name="ro14">
          <table:table-cell table:style-name="ce23" office:value-type="string">
            <text:p>Category</text:p>
          </table:table-cell>
          <table:table-cell table:style-name="ce25" office:value-type="string">
            <text:p>Group function</text:p>
          </table:table-cell>
          <table:table-cell table:style-name="ce25" office:value-type="string">
            <text:p>ID</text:p>
          </table:table-cell>
          <table:table-cell table:style-name="ce25" office:value-type="string">
            <text:p>Checks list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Expected Result</text:p>
          </table:table-cell>
          <table:table-cell table:style-name="ce25" office:value-type="string">
            <text:p>Test Result</text:p>
          </table:table-cell>
          <table:table-cell table:style-name="ce25" office:value-type="string">
            <text:p>JIRA Issue</text:p>
          </table:table-cell>
          <table:table-cell table:style-name="ce25" office:value-type="string">
            <text:p>Comments</text:p>
          </table:table-cell>
          <table:table-cell table:style-name="ce25" office:value-type="string">
            <office:annotation draw:style-name="gr1" draw:text-style-name="P2" svg:width="1.1402in" svg:height="0.3902in" svg:x="16.2752in" svg:y="0in" draw:caption-point-x="-16.2752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25" office:value-type="string">
            <text:p>Tester</text:p>
          </table:table-cell>
          <table:table-cell table:style-name="ce34" table:number-columns-repeated="242"/>
        </table:table-row>
        <table:table-row table:style-name="ro37">
          <table:table-cell table:style-name="ce14" office:value-type="string">
            <text:p>Public</text:p>
          </table:table-cell>
          <table:table-cell table:style-name="ce5" office:value-type="string">
            <text:p>W3C</text:p>
          </table:table-cell>
          <table:table-cell table:style-name="ce5" office:value-type="string">
            <text:p>SNF_CS_01</text:p>
          </table:table-cell>
          <table:table-cell table:style-name="ce27" office:value-type="string">
            <text:p>WC3 check for pages in public</text:p>
          </table:table-cell>
          <table:table-cell table:style-name="ce29" office:value-type="string">
            <text:p>View source code of a page and check in W3C</text:p>
          </table:table-cell>
          <table:table-cell table:style-name="ce27" office:value-type="string">
            <text:p>No broken error</text:p>
          </table:table-cell>
          <table:table-cell table:style-name="ce31" office:value-type="string">
            <text:p>N/A</text:p>
          </table:table-cell>
          <table:table-cell table:style-name="ce32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style-name="ce35" table:number-columns-repeated="242"/>
        </table:table-row>
        <table:table-row table:style-name="ro38">
          <table:table-cell table:style-name="ce3" office:value-type="string">
            <text:p>Calendar</text:p>
          </table:table-cell>
          <table:table-cell table:style-name="ce3" office:value-type="string">
            <text:p>Personal calendar</text:p>
          </table:table-cell>
          <table:table-cell table:style-name="ce5" office:value-type="string">
            <text:p>SNF_CS_02</text:p>
          </table:table-cell>
          <table:table-cell table:style-name="ce27" office:value-type="string">
            <text:p>Create group calendar</text:p>
          </table:table-cell>
          <table:table-cell table:style-name="ce27" office:value-type="string">
            <text:p>- Click on Calendar actions and select <text:span text:style-name="T2">Add </text:span><text:span text:style-name="T2">group</text:span></text:p>
            <text:p><text:span text:style-name="T5">- Input </text:span><text:span text:style-name="T5">Group </text:span><text:span text:style-name="T5">Name </text:span><text:span text:style-name="T5">and click </text:span><text:span text:style-name="T6">Save</text:span></text:p>
          </table:table-cell>
          <table:table-cell table:style-name="ce27" office:value-type="string">
            <text:p>New calendar group is added &amp; displayed in the left pa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7">
          <table:table-cell table:style-name="ce3" office:value-type="string">
            <text:p>Calendar</text:p>
          </table:table-cell>
          <table:table-cell table:style-name="ce3" office:value-type="string">
            <text:p>Personal calendar</text:p>
          </table:table-cell>
          <table:table-cell table:style-name="ce5" office:value-type="string">
            <text:p>SNF_CS_03</text:p>
          </table:table-cell>
          <table:table-cell table:style-name="ce27" office:value-type="string">
            <text:p>Add calendar </text:p>
          </table:table-cell>
          <table:table-cell table:style-name="ce27" office:value-type="string">
            <text:p>- Click on Calendar actions and select<text:span text:style-name="T2"> </text:span><text:span text:style-name="T2">Add </text:span><text:span text:style-name="T2">calenda</text:span><text:span text:style-name="T2">r</text:span></text:p>
            <text:p><text:span text:style-name="T5">- Input </text:span><text:span text:style-name="T5">Display </text:span><text:span text:style-name="T5">Name </text:span><text:span text:style-name="T5">and click </text:span><text:span text:style-name="T6">Save</text:span></text:p>
          </table:table-cell>
          <table:table-cell table:style-name="ce27" office:value-type="string">
            <text:p>New calendar is added successfully &amp; displayed in calendar list in left pa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39">
          <table:table-cell table:style-name="ce3" office:value-type="string">
            <text:p>Calendar</text:p>
          </table:table-cell>
          <table:table-cell table:style-name="ce3" office:value-type="string">
            <text:p>Personal calendar</text:p>
          </table:table-cell>
          <table:table-cell table:style-name="ce5" office:value-type="string">
            <text:p>SNF_CS_04</text:p>
          </table:table-cell>
          <table:table-cell table:style-name="ce27" office:value-type="string">
            <text:p>Add event</text:p>
          </table:table-cell>
          <table:table-cell table:style-name="ce27" office:value-type="string">
            <text:p>- Click <text:span text:style-name="T2">Add </text:span><text:span text:style-name="T2">event</text:span> from Action bar</text:p>
            <text:p><text:span text:style-name="T5">- Input </text:span><text:span text:style-name="T5">Event </text:span><text:span text:style-name="T5">Summary </text:span><text:span text:style-name="T5">and click </text:span><text:span text:style-name="T5">Save</text:span></text:p>
          </table:table-cell>
          <table:table-cell table:style-name="ce27" office:value-type="string">
            <text:p>New event is added successfully &amp; displayed in working area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Calendar</text:p>
          </table:table-cell>
          <table:table-cell table:style-name="ce3" office:value-type="string">
            <text:p>Personal calendar</text:p>
          </table:table-cell>
          <table:table-cell table:style-name="ce5" office:value-type="string">
            <text:p>SNF_CS_05</text:p>
          </table:table-cell>
          <table:table-cell table:style-name="ce27" office:value-type="string">
            <text:p>Add task</text:p>
          </table:table-cell>
          <table:table-cell table:style-name="ce27" office:value-type="string">
            <text:p>- Click <text:span text:style-name="T2">Add </text:span><text:span text:style-name="T2">task</text:span> from Action bar</text:p>
            <text:p><text:span text:style-name="T5">- Input </text:span><text:span text:style-name="T5">Event </text:span><text:span text:style-name="T5">Summary </text:span><text:span text:style-name="T5">and click </text:span><text:span text:style-name="T6">Save</text:span></text:p>
          </table:table-cell>
          <table:table-cell table:style-name="ce27" office:value-type="string">
            <text:p>New calendar group is added &amp; displayed in the left pa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0">
          <table:table-cell table:style-name="ce3" office:value-type="string">
            <text:p>Calendar</text:p>
          </table:table-cell>
          <table:table-cell table:style-name="ce3" office:value-type="string">
            <text:p>Personal calendar</text:p>
          </table:table-cell>
          <table:table-cell table:style-name="ce5" office:value-type="string">
            <text:p>SNF_CS_06</text:p>
          </table:table-cell>
          <table:table-cell table:style-name="ce27" office:value-type="string">
            <text:p>Check highlight mini calendar</text:p>
          </table:table-cell>
          <table:table-cell table:style-name="ce27" office:value-type="string">
            <text:p>Check mini calendar from left pane</text:p>
          </table:table-cell>
          <table:table-cell table:style-name="ce27" office:value-type="string">
            <text:p>- Date has event/task is highlighted</text:p>
            <text:p><text:span text:style-name="T5">- Click on </text:span><text:span text:style-name="T5">a day, all </text:span><text:span text:style-name="T5">events </text:span><text:span text:style-name="T5">and tasks </text:span><text:span text:style-name="T5">of that </text:span><text:span text:style-name="T5">day are </text:span><text:span text:style-name="T5">shown in </text:span><text:span text:style-name="T5">working </text:span><text:span text:style-name="T5">pane</text:span>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1">
          <table:table-cell table:style-name="ce3" office:value-type="string">
            <text:p>Calendar</text:p>
          </table:table-cell>
          <table:table-cell table:style-name="ce3" office:value-type="string">
            <text:p>Personal calendar</text:p>
          </table:table-cell>
          <table:table-cell table:style-name="ce5" office:value-type="string">
            <text:p>SNF_CS_07</text:p>
          </table:table-cell>
          <table:table-cell table:style-name="ce27" office:value-type="string">
            <text:p>Check pop-up reminder</text:p>
          </table:table-cell>
          <table:table-cell table:style-name="ce30" office:value-type="string">
            <text:p><text:span text:style-name="T5">In Add </text:span><text:span text:style-name="T5">new </text:span><text:span text:style-name="T5">event </text:span><text:span text:style-name="T5">form:</text:span></text:p>
            <text:p><text:span text:style-name="T5">- Input </text:span><text:span text:style-name="T5">Event </text:span><text:span text:style-name="T5">Summary </text:span></text:p>
            <text:p><text:span text:style-name="T5">- In </text:span><text:span text:style-name="T5">Reminder</text:span><text:span text:style-name="T5">s tab, </text:span><text:span text:style-name="T5">check </text:span><text:span text:style-name="T5">Show a </text:span><text:span text:style-name="T5">notificatio</text:span><text:span text:style-name="T5">n popup</text:span></text:p>
            <text:p><text:span text:style-name="T5">- Choose </text:span><text:span text:style-name="T5">the </text:span><text:span text:style-name="T5">frequence</text:span></text:p>
            <text:p><text:span text:style-name="T5">- Click </text:span><text:span text:style-name="T6">Save</text:span></text:p>
          </table:table-cell>
          <table:table-cell table:style-name="ce27" office:value-type="string">
            <text:p>Remind popup is shown at the right tim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1">
          <table:table-cell table:style-name="ce3" office:value-type="string">
            <text:p>Calendar</text:p>
          </table:table-cell>
          <table:table-cell table:style-name="ce3" office:value-type="string">
            <text:p>Personal calendar</text:p>
          </table:table-cell>
          <table:table-cell table:style-name="ce5" office:value-type="string">
            <text:p>SNF_CS_08</text:p>
          </table:table-cell>
          <table:table-cell table:style-name="ce27" office:value-type="string">
            <text:p>Check email reminder</text:p>
          </table:table-cell>
          <table:table-cell table:style-name="ce30" office:value-type="string">
            <text:p><text:span text:style-name="T5">In Add </text:span><text:span text:style-name="T5">new </text:span><text:span text:style-name="T5">event </text:span><text:span text:style-name="T5">form:</text:span></text:p>
            <text:p><text:span text:style-name="T5">- Input </text:span><text:span text:style-name="T5">Event </text:span><text:span text:style-name="T5">Summary </text:span></text:p>
            <text:p><text:span text:style-name="T5">- In </text:span><text:span text:style-name="T5">Reminder</text:span><text:span text:style-name="T5">s tab, </text:span><text:span text:style-name="T5">check </text:span><text:span text:style-name="T5">Reminder</text:span><text:span text:style-name="T5">s by email</text:span></text:p>
            <text:p><text:span text:style-name="T5">- Choose </text:span><text:span text:style-name="T5">the </text:span><text:span text:style-name="T5">frequence</text:span></text:p>
            <text:p><text:span text:style-name="T5">- Click </text:span><text:span text:style-name="T6">Save </text:span></text:p>
          </table:table-cell>
          <table:table-cell table:style-name="ce27" office:value-type="string">
            <text:p>Remind mail is sent at the right tim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2">
          <table:table-cell table:style-name="ce3" office:value-type="string">
            <text:p>Calendar</text:p>
          </table:table-cell>
          <table:table-cell table:style-name="ce3" office:value-type="string">
            <text:p>Share calendar</text:p>
          </table:table-cell>
          <table:table-cell table:style-name="ce5" office:value-type="string">
            <text:p>SNF_CS_09</text:p>
          </table:table-cell>
          <table:table-cell table:style-name="ce27" office:value-type="string">
            <text:p>Share calendar</text:p>
          </table:table-cell>
          <table:table-cell table:style-name="ce27" office:value-type="string">
            <text:p>- Click on Calendar actions to Add new Group and Calendar</text:p>
            <text:p>- Right click on existed calendar and select Share </text:p>
            <text:p>- Input or select User in User name to share and select Save</text:p>
            <text:p>- In shared user, show shared calendar with root user name</text:p>
          </table:table-cell>
          <table:table-cell table:style-name="ce27" office:value-type="string">
            <text:p>Share successful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1">
          <table:table-cell table:style-name="ce3" office:value-type="string">
            <text:p>Calendar</text:p>
          </table:table-cell>
          <table:table-cell table:style-name="ce3" office:value-type="string">
            <text:p>Share calendar</text:p>
          </table:table-cell>
          <table:table-cell table:style-name="ce5" office:value-type="string">
            <text:p>SNF_CS_10</text:p>
          </table:table-cell>
          <table:table-cell table:style-name="ce27" office:value-type="string">
            <text:p>Add events for shared calendar</text:p>
          </table:table-cell>
          <table:table-cell table:style-name="ce30" office:value-type="string">
            <text:p><text:span text:style-name="T5">- Create </text:span><text:span text:style-name="T5">personal </text:span><text:span text:style-name="T5">calendar</text:span></text:p>
            <text:p><text:span text:style-name="T5">- Share </text:span><text:span text:style-name="T5">added </text:span><text:span text:style-name="T5">calendar </text:span><text:span text:style-name="T5">with edit </text:span><text:span text:style-name="T5">right</text:span></text:p>
            <text:p><text:span text:style-name="T5">- Login by </text:span><text:span text:style-name="T5">shared </text:span><text:span text:style-name="T5">user</text:span></text:p>
            <text:p><text:span text:style-name="T5">- Right </text:span><text:span text:style-name="T5">click on </text:span><text:span text:style-name="T5">shared </text:span><text:span text:style-name="T5">calendar </text:span><text:span text:style-name="T5">and </text:span><text:span text:style-name="T5">select </text:span><text:span text:style-name="T5">Add event</text:span></text:p>
            <text:p><text:span text:style-name="T5">- Input </text:span><text:span text:style-name="T5">Event </text:span><text:span text:style-name="T5">summary </text:span><text:span text:style-name="T5">and click </text:span><text:span text:style-name="T6">Save</text:span></text:p>
          </table:table-cell>
          <table:table-cell table:style-name="ce27" office:value-type="string">
            <text:p>Add event on shared calendar successful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1">
          <table:table-cell table:style-name="ce3" office:value-type="string">
            <text:p>Calendar</text:p>
          </table:table-cell>
          <table:table-cell table:style-name="ce3" office:value-type="string">
            <text:p>Share calendar</text:p>
          </table:table-cell>
          <table:table-cell table:style-name="ce5" office:value-type="string">
            <text:p>SNF_CS_11</text:p>
          </table:table-cell>
          <table:table-cell table:style-name="ce27" office:value-type="string">
            <text:p>Add tasks for shared calendar</text:p>
          </table:table-cell>
          <table:table-cell table:style-name="ce30" office:value-type="string">
            <text:p><text:span text:style-name="T5">- Create </text:span><text:span text:style-name="T5">personal </text:span><text:span text:style-name="T5">calendar</text:span></text:p>
            <text:p><text:span text:style-name="T5">- Share </text:span><text:span text:style-name="T5">added </text:span><text:span text:style-name="T5">calendar </text:span><text:span text:style-name="T5">with edit </text:span><text:span text:style-name="T5">right</text:span></text:p>
            <text:p><text:span text:style-name="T5">- Login by </text:span><text:span text:style-name="T5">shared </text:span><text:span text:style-name="T5">user</text:span></text:p>
            <text:p><text:span text:style-name="T5">- Right </text:span><text:span text:style-name="T5">click on </text:span><text:span text:style-name="T5">shared </text:span><text:span text:style-name="T5">calendar </text:span><text:span text:style-name="T5">and </text:span><text:span text:style-name="T5">select </text:span><text:span text:style-name="T5">Add task</text:span></text:p>
            <text:p><text:span text:style-name="T5">- Input </text:span><text:span text:style-name="T5">Task </text:span><text:span text:style-name="T5">summary </text:span><text:span text:style-name="T5">and click </text:span><text:span text:style-name="T6">Save</text:span></text:p>
          </table:table-cell>
          <table:table-cell table:style-name="ce27" office:value-type="string">
            <text:p>Add task on shared calendar successful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3">
          <table:table-cell table:style-name="ce3" office:value-type="string">
            <text:p>Calendar</text:p>
          </table:table-cell>
          <table:table-cell table:style-name="ce3" office:value-type="string">
            <text:p>Public calendar</text:p>
          </table:table-cell>
          <table:table-cell table:style-name="ce5" office:value-type="string">
            <text:p>SNF_CS_12</text:p>
          </table:table-cell>
          <table:table-cell table:style-name="ce27" office:value-type="string">
            <text:p>Create public calendar</text:p>
          </table:table-cell>
          <table:table-cell table:style-name="ce27" office:value-type="string">
            <text:p>In Add new calendar form:</text:p>
            <text:p><text:span text:style-name="T5">- Input </text:span><text:span text:style-name="T5">Display </text:span><text:span text:style-name="T5">Name <text:s/></text:span></text:p>
            <text:p><text:span text:style-name="T5">- In </text:span><text:span text:style-name="T5">Groups </text:span><text:span text:style-name="T5">tab, </text:span><text:span text:style-name="T5">choose </text:span><text:span text:style-name="T5">group(s) </text:span><text:span text:style-name="T5">and </text:span><text:span text:style-name="T5">select </text:span><text:span text:style-name="T5">User </text:span><text:span text:style-name="T5">name</text:span></text:p>
            <text:p><text:span text:style-name="T5">- Click </text:span><text:span text:style-name="T6">Save</text:span></text:p>
          </table:table-cell>
          <table:table-cell table:style-name="ce27" office:value-type="string">
            <text:p>New public calendar is added successfully &amp; displayed in group calendars list in corresponding group in left pa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4">
          <table:table-cell table:style-name="ce3" office:value-type="string">
            <text:p>Calendar</text:p>
          </table:table-cell>
          <table:table-cell table:style-name="ce3" office:value-type="string">
            <text:p>Public calendar</text:p>
          </table:table-cell>
          <table:table-cell table:style-name="ce5" office:value-type="string">
            <text:p>SNF_CS_13</text:p>
          </table:table-cell>
          <table:table-cell table:style-name="ce27" office:value-type="string">
            <text:p>Add events for public calendar</text:p>
          </table:table-cell>
          <table:table-cell table:style-name="ce27" office:value-type="string">
            <text:p>- Login by user who has edit right on a public calendar</text:p>
            <text:p>- Add new event</text:p>
          </table:table-cell>
          <table:table-cell table:style-name="ce27" office:value-type="string">
            <text:p>New event for that public calendar is added successful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4">
          <table:table-cell table:style-name="ce3"/>
          <table:table-cell table:style-name="ce3" office:value-type="string">
            <text:p>Public calendar</text:p>
          </table:table-cell>
          <table:table-cell table:style-name="ce5" office:value-type="string">
            <text:p>SNF_CS_14</text:p>
          </table:table-cell>
          <table:table-cell table:style-name="ce27" office:value-type="string">
            <text:p>Add tasks for public calendar</text:p>
          </table:table-cell>
          <table:table-cell table:style-name="ce27" office:value-type="string">
            <text:p>- Login by user who has edit right on a public calendar</text:p>
            <text:p>- Add new task</text:p>
          </table:table-cell>
          <table:table-cell table:style-name="ce27" office:value-type="string">
            <text:p>New task for that public calendar is added successful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Calendar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15</text:p>
          </table:table-cell>
          <table:table-cell table:style-name="ce27" office:value-type="string">
            <text:p>Check displaying added task/event in all views</text:p>
          </table:table-cell>
          <table:table-cell table:style-name="ce27" office:value-type="string">
            <text:p>Choose View type from list</text:p>
          </table:table-cell>
          <table:table-cell table:style-name="ce27" office:value-type="string">
            <text:p>Event/task is shown proper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5">
          <table:table-cell table:style-name="ce3" office:value-type="string">
            <text:p>Calendar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16</text:p>
          </table:table-cell>
          <table:table-cell table:style-name="ce27" office:value-type="string">
            <text:p>Drag-drop task/event</text:p>
          </table:table-cell>
          <table:table-cell table:style-name="ce30" office:value-type="string">
            <text:p>- Choose View type from list (except Year view, List View)</text:p>
            <text:p>- Drag &amp; drop added task/event in working pane</text:p>
          </table:table-cell>
          <table:table-cell table:style-name="ce27" office:value-type="string">
            <text:p>Task/event is moved to new place in working pa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6">
          <table:table-cell table:style-name="ce3" office:value-type="string">
            <text:p>Calendar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17</text:p>
          </table:table-cell>
          <table:table-cell table:style-name="ce27" office:value-type="string">
            <text:p>Re-size</text:p>
          </table:table-cell>
          <table:table-cell table:style-name="ce30" office:value-type="string">
            <text:p><text:span text:style-name="T5">- Choose </text:span><text:span text:style-name="T5">View type </text:span><text:span text:style-name="T5">from list </text:span><text:span text:style-name="T5">(except </text:span><text:span text:style-name="T5">Year </text:span><text:span text:style-name="T5">view, List </text:span><text:span text:style-name="T5">View)</text:span></text:p>
            <text:p><text:span text:style-name="T5">- Resize </text:span><text:span text:style-name="T5">time of </text:span><text:span text:style-name="T5">task/even</text:span><text:span text:style-name="T5">t</text:span></text:p>
          </table:table-cell>
          <table:table-cell table:style-name="ce27" office:value-type="string">
            <text:p>Time of task/event is changed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Calendar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18</text:p>
          </table:table-cell>
          <table:table-cell table:style-name="ce28" office:value-type="string">
            <text:p>View task/event</text:p>
          </table:table-cell>
          <table:table-cell table:style-name="ce27" office:value-type="string">
            <text:p>Right click on event/task and choose View</text:p>
          </table:table-cell>
          <table:table-cell table:style-name="ce27" office:value-type="string">
            <text:p>Event/task content is shown proper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6">
          <table:table-cell table:style-name="ce3" office:value-type="string">
            <text:p>Calendar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19</text:p>
          </table:table-cell>
          <table:table-cell table:style-name="ce27" office:value-type="string">
            <text:p>Edit event/task</text:p>
          </table:table-cell>
          <table:table-cell table:style-name="ce30" office:value-type="string">
            <text:p><text:span text:style-name="T5">- Right </text:span><text:span text:style-name="T5">click on </text:span><text:span text:style-name="T5">one </text:span><text:span text:style-name="T5">existing </text:span><text:span text:style-name="T5">event/tas</text:span><text:span text:style-name="T5">k and </text:span><text:span text:style-name="T5">select </text:span><text:span text:style-name="T6">Edit</text:span></text:p>
            <text:p><text:span text:style-name="T5">- Change </text:span><text:span text:style-name="T5">values </text:span><text:span text:style-name="T5">and click </text:span><text:span text:style-name="T6">Save</text:span></text:p>
          </table:table-cell>
          <table:table-cell table:style-name="ce27" office:value-type="string">
            <text:p>Changes on that event/task are saved successful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6">
          <table:table-cell table:style-name="ce3" office:value-type="string">
            <text:p>Calendar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20</text:p>
          </table:table-cell>
          <table:table-cell table:style-name="ce27" office:value-type="string">
            <text:p>Delete event/task</text:p>
          </table:table-cell>
          <table:table-cell table:style-name="ce30" office:value-type="string">
            <text:p><text:span text:style-name="T5">- Right </text:span><text:span text:style-name="T5">click on </text:span><text:span text:style-name="T5">added </text:span><text:span text:style-name="T5">task/even</text:span><text:span text:style-name="T5">t and </text:span><text:span text:style-name="T5">select </text:span><text:span text:style-name="T6">Delete</text:span></text:p>
            <text:p><text:span text:style-name="T5">- Click OK </text:span><text:span text:style-name="T5">to confirm</text:span></text:p>
          </table:table-cell>
          <table:table-cell table:style-name="ce27" office:value-type="string">
            <text:p>Task/event is removed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7">
          <table:table-cell table:style-name="ce3" office:value-type="string">
            <text:p>Calendar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21</text:p>
          </table:table-cell>
          <table:table-cell table:style-name="ce27" office:value-type="string">
            <text:p>Import calendar</text:p>
          </table:table-cell>
          <table:table-cell table:style-name="ce27" office:value-type="string">
            <text:p>- Click on Calendar actions and select Import</text:p>
            <text:p><text:span text:style-name="T5">- Select </text:span><text:span text:style-name="T5">format </text:span></text:p>
            <text:p><text:span text:style-name="T5">- Upload </text:span><text:span text:style-name="T5">file</text:span></text:p>
            <text:p><text:span text:style-name="T5">- Choose </text:span><text:span text:style-name="T5">calendar</text:span></text:p>
            <text:p><text:span text:style-name="T5">- Click </text:span><text:span text:style-name="T6">Save</text:span></text:p>
          </table:table-cell>
          <table:table-cell table:style-name="ce27" office:value-type="string">
            <text:p>Import successful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6">
          <table:table-cell table:style-name="ce3" office:value-type="string">
            <text:p>Calendar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22</text:p>
          </table:table-cell>
          <table:table-cell table:style-name="ce27" office:value-type="string">
            <text:p>Export calendar</text:p>
          </table:table-cell>
          <table:table-cell table:style-name="ce30" office:value-type="string">
            <text:p><text:span text:style-name="T5">- Right </text:span><text:span text:style-name="T5">click on </text:span><text:span text:style-name="T5">existing </text:span><text:span text:style-name="T5">calendar </text:span><text:span text:style-name="T5">and </text:span><text:span text:style-name="T5">select </text:span><text:span text:style-name="T5">Export</text:span></text:p>
            <text:p><text:span text:style-name="T5">- Click </text:span><text:span text:style-name="T6">Save</text:span></text:p>
          </table:table-cell>
          <table:table-cell table:style-name="ce27" office:value-type="string">
            <text:p>Export successful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Calendar</text:p>
          </table:table-cell>
          <table:table-cell table:style-name="ce3" office:value-type="string">
            <text:p>Search</text:p>
          </table:table-cell>
          <table:table-cell table:style-name="ce5" office:value-type="string">
            <text:p>SNF_CS_23</text:p>
          </table:table-cell>
          <table:table-cell table:style-name="ce27" office:value-type="string">
            <text:p>Quick search</text:p>
          </table:table-cell>
          <table:table-cell table:style-name="ce27" office:value-type="string">
            <text:p>Input a normal text and click Search icon</text:p>
          </table:table-cell>
          <table:table-cell table:style-name="ce27" office:value-type="string">
            <text:p>Return search result with no error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4">
          <table:table-cell table:style-name="ce3" office:value-type="string">
            <text:p>Calendar</text:p>
          </table:table-cell>
          <table:table-cell table:style-name="ce3" office:value-type="string">
            <text:p>Search</text:p>
          </table:table-cell>
          <table:table-cell table:style-name="ce5" office:value-type="string">
            <text:p>SNF_CS_24</text:p>
          </table:table-cell>
          <table:table-cell table:style-name="ce27" office:value-type="string">
            <text:p>Advanced search (simple case)</text:p>
          </table:table-cell>
          <table:table-cell table:style-name="ce27" office:value-type="string">
            <text:p>In Advanced search form:</text:p>
            <text:p>- Input search condition</text:p>
            <text:p>- Click <text:span text:style-name="T2">Search</text:span></text:p>
          </table:table-cell>
          <table:table-cell table:style-name="ce27" office:value-type="string">
            <text:p>Return search result with no error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4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25</text:p>
          </table:table-cell>
          <table:table-cell table:style-name="ce27" office:value-type="string">
            <text:p>Create mail account</text:p>
          </table:table-cell>
          <table:table-cell table:style-name="ce27" office:value-type="string">
            <text:p>Create 2 accounts (one IMAP , one POP3, each account has about 10 - 20 messages )</text:p>
          </table:table-cell>
          <table:table-cell table:style-name="ce27" office:value-type="string">
            <text:p>Create account is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26</text:p>
          </table:table-cell>
          <table:table-cell table:style-name="ce27" office:value-type="string">
            <text:p>Check mail</text:p>
            <text:p/>
          </table:table-cell>
          <table:table-cell table:style-name="ce27" office:value-type="string">
            <text:p>After creating account mail</text:p>
            <text:p>- Click <text:span text:style-name="T2">Check </text:span><text:span text:style-name="T2">mail </text:span>button on tool bar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4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27</text:p>
          </table:table-cell>
          <table:table-cell table:style-name="ce27" office:value-type="string">
            <text:p>Compose mail</text:p>
          </table:table-cell>
          <table:table-cell table:style-name="ce27" office:value-type="string">
            <text:p>After creating account mail</text:p>
            <text:p>- Click <text:span text:style-name="T2">Compos</text:span><text:span text:style-name="T2">e</text:span> button on tool bar</text:p>
          </table:table-cell>
          <table:table-cell table:style-name="ce27" office:value-type="string">
            <text:p>- Compose new mail form appears</text:p>
            <text:p>- Mail is sent successfully after input required fields &amp; click <text:span text:style-name="T2">Send</text:span>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0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28</text:p>
          </table:table-cell>
          <table:table-cell table:style-name="ce27" office:value-type="string">
            <text:p>Reply</text:p>
          </table:table-cell>
          <table:table-cell table:style-name="ce27" office:value-type="string">
            <text:p>After getting mails from server</text:p>
            <text:p>- Right click on one mail from list and choose <text:span text:style-name="T2">Reply to </text:span><text:span text:style-name="T2">sender </text:span><text:span text:style-name="T7">option</text:span></text:p>
            <text:p><text:span text:style-name="T7">- Input </text:span><text:span text:style-name="T7">required </text:span><text:span text:style-name="T7">field</text:span></text:p>
            <text:p><text:span text:style-name="T7">- Click </text:span><text:span text:style-name="T2">Send </text:span><text:span text:style-name="T2">mail</text:span>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0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29</text:p>
          </table:table-cell>
          <table:table-cell table:style-name="ce27" office:value-type="string">
            <text:p>Forward</text:p>
          </table:table-cell>
          <table:table-cell table:style-name="ce27" office:value-type="string">
            <text:p>After getting mails from server</text:p>
            <text:p>- Right click on selected mail and choose <text:span text:style-name="T2">Forward </text:span><text:span text:style-name="T7">option</text:span></text:p>
            <text:p><text:span text:style-name="T7">- Input </text:span><text:span text:style-name="T7">required </text:span><text:span text:style-name="T7">fields</text:span></text:p>
            <text:p><text:span text:style-name="T7">- Click </text:span><text:span text:style-name="T2">Send </text:span><text:span text:style-name="T2">mail</text:span>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4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30</text:p>
          </table:table-cell>
          <table:table-cell table:style-name="ce27" office:value-type="string">
            <text:p>Attachment</text:p>
          </table:table-cell>
          <table:table-cell table:style-name="ce27" office:value-type="string">
            <text:p>In compose mail form</text:p>
            <text:p>- Click attach file icon on the form</text:p>
            <text:p>- Perform to load attachment</text:p>
          </table:table-cell>
          <table:table-cell table:style-name="ce27" office:value-type="string">
            <text:p>- Attach file successfully</text:p>
            <text:p>- Send mail with attachment successful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4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31</text:p>
          </table:table-cell>
          <table:table-cell table:style-name="ce27" office:value-type="string">
            <text:p>Delete</text:p>
          </table:table-cell>
          <table:table-cell table:style-name="ce27" office:value-type="string">
            <text:p>After getting mails from server</text:p>
            <text:p>- Choose some mails from list</text:p>
            <text:p>- Click <text:span text:style-name="T2">Delete </text:span><text:span text:style-name="T7">on action </text:span><text:span text:style-name="T7">bar</text:span></text:p>
          </table:table-cell>
          <table:table-cell table:style-name="ce27" office:value-type="string">
            <text:p>Selected mails are removed from current folder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32</text:p>
          </table:table-cell>
          <table:table-cell table:style-name="ce27" office:value-type="string">
            <text:p>Move</text:p>
          </table:table-cell>
          <table:table-cell table:style-name="ce27" office:value-type="string">
            <text:p>After getting mails from server</text:p>
            <text:p>- Choose some mails from list</text:p>
            <text:p>- Click <text:span text:style-name="T2">Move </text:span><text:span text:style-name="T7">button </text:span><text:span text:style-name="T7">on action </text:span><text:span text:style-name="T7">bar</text:span></text:p>
            <text:p><text:span text:style-name="T7">- Choose </text:span><text:span text:style-name="T7">destinati</text:span><text:span text:style-name="T7">on</text:span></text:p>
          </table:table-cell>
          <table:table-cell table:style-name="ce27" office:value-type="string">
            <text:p>Actions are done, selected mails are moved to new plac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33</text:p>
          </table:table-cell>
          <table:table-cell table:style-name="ce27" office:value-type="string">
            <text:p>Drag-drop mail</text:p>
          </table:table-cell>
          <table:table-cell table:style-name="ce27"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table:style-name="ce27" office:value-type="string">
            <text:p>Actions are done, selected mails are moved to new plac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0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34</text:p>
          </table:table-cell>
          <table:table-cell table:style-name="ce27" office:value-type="string">
            <text:p>Actions on specific message</text:p>
          </table:table-cell>
          <table:table-cell table:style-name="ce27" office:value-type="string">
            <text:p>After checked some mails</text:p>
            <text:p>- Open Inbox folder</text:p>
            <text:p>- Right click on a message</text:p>
            <text:p>- Try to perform with Options on menu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4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35</text:p>
          </table:table-cell>
          <table:table-cell table:style-name="ce27" office:value-type="string">
            <text:p>Add new folder</text:p>
          </table:table-cell>
          <table:table-cell table:style-name="ce27" office:value-type="string">
            <text:p>In Add new folder form:</text:p>
            <text:p>- Input required values</text:p>
            <text:p>- Click <text:span text:style-name="T2">Save</text:span></text:p>
          </table:table-cell>
          <table:table-cell table:style-name="ce27" office:value-type="string">
            <text:p>New folder is added successfully &amp; displayed in folders list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0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36</text:p>
          </table:table-cell>
          <table:table-cell table:style-name="ce27" office:value-type="string">
            <text:p>Actions on specific Folder</text:p>
          </table:table-cell>
          <table:table-cell table:style-name="ce27" office:value-type="string">
            <text:p><text:span text:style-name="T7">- Add </text:span><text:span text:style-name="T7">new </text:span><text:span text:style-name="T7">folder</text:span></text:p>
            <text:p><text:span text:style-name="T7">- </text:span><text:span text:style-name="T7">Perform </text:span><text:span text:style-name="T7">to move </text:span><text:span text:style-name="T7">some </text:span><text:span text:style-name="T7">mails to </text:span><text:span text:style-name="T7">new </text:span><text:span text:style-name="T7">added </text:span><text:span text:style-name="T7">folder</text:span></text:p>
            <text:p><text:span text:style-name="T7">- Do </text:span><text:span text:style-name="T7">actions </text:span><text:span text:style-name="T7">in right </text:span><text:span text:style-name="T7">click </text:span><text:span text:style-name="T7">menu of </text:span><text:span text:style-name="T7">new </text:span><text:span text:style-name="T7">added </text:span><text:span text:style-name="T7">folder</text:span>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3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37</text:p>
          </table:table-cell>
          <table:table-cell table:style-name="ce27" office:value-type="string">
            <text:p>Create tag</text:p>
          </table:table-cell>
          <table:table-cell table:style-name="ce27" office:value-type="string">
            <text:p>Create new tag</text:p>
          </table:table-cell>
          <table:table-cell table:style-name="ce27" office:value-type="string">
            <text:p>New tag is added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4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38</text:p>
          </table:table-cell>
          <table:table-cell table:style-name="ce27" office:value-type="string">
            <text:p>Actions on specific Tag</text:p>
          </table:table-cell>
          <table:table-cell table:style-name="ce27" office:value-type="string">
            <text:p><text:span text:style-name="T7">- Add tag </text:span><text:span text:style-name="T7">for some </text:span><text:span text:style-name="T7">mails</text:span></text:p>
            <text:p><text:span text:style-name="T7">- Right-</text:span><text:span text:style-name="T7">click on </text:span><text:span text:style-name="T7">the tag &amp; </text:span><text:span text:style-name="T7">perform </text:span><text:span text:style-name="T7">actions </text:span><text:span text:style-name="T7">from </text:span><text:span text:style-name="T7">menu</text:span>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Mail</text:p>
          </table:table-cell>
          <table:table-cell table:style-name="ce26" office:value-type="string">
            <text:p>Main checks</text:p>
          </table:table-cell>
          <table:table-cell table:style-name="ce5" office:value-type="string">
            <text:p>SNF_CS_39</text:p>
          </table:table-cell>
          <table:table-cell table:style-name="ce27" office:value-type="string">
            <text:p>Click on actions of Action bar</text:p>
          </table:table-cell>
          <table:table-cell table:style-name="ce27" office:value-type="string">
            <text:p>After checked some mails</text:p>
            <text:p>- Open Inbox folder</text:p>
            <text:p>- Check a mail</text:p>
            <text:p>- Click on actions of action bar 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Mail</text:p>
          </table:table-cell>
          <table:table-cell table:style-name="ce26" office:value-type="string">
            <text:p>Search</text:p>
          </table:table-cell>
          <table:table-cell table:style-name="ce5" office:value-type="string">
            <text:p>SNF_CS_40</text:p>
          </table:table-cell>
          <table:table-cell table:style-name="ce27" office:value-type="string">
            <text:p>Quick search</text:p>
          </table:table-cell>
          <table:table-cell table:style-name="ce27" office:value-type="string">
            <text:p>After checked some mails</text:p>
            <text:p>- Input keyword into combo box of quick search</text:p>
            <text:p>- Click <text:span text:style-name="T2">Search </text:span><text:span text:style-name="T7"><text:s/></text:span><text:span text:style-name="T7">icon</text:span></text:p>
          </table:table-cell>
          <table:table-cell table:style-name="ce27" office:value-type="string">
            <text:p>Return search result with no error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4">
          <table:table-cell table:style-name="ce3" office:value-type="string">
            <text:p>Mail</text:p>
          </table:table-cell>
          <table:table-cell table:style-name="ce26" office:value-type="string">
            <text:p>Search</text:p>
          </table:table-cell>
          <table:table-cell table:style-name="ce5" office:value-type="string">
            <text:p>SNF_CS_41</text:p>
          </table:table-cell>
          <table:table-cell table:style-name="ce27" office:value-type="string">
            <text:p>Advanced search (simple case)</text:p>
          </table:table-cell>
          <table:table-cell table:style-name="ce27" office:value-type="string">
            <text:p>In Advanced search form</text:p>
            <text:p>- Input search condition</text:p>
            <text:p>- Click <text:span text:style-name="T2">Search</text:span></text:p>
          </table:table-cell>
          <table:table-cell table:style-name="ce27" office:value-type="string">
            <text:p>Return search result with no error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4">
          <table:table-cell table:style-name="ce3" office:value-type="string">
            <text:p>Contact</text:p>
          </table:table-cell>
          <table:table-cell table:style-name="ce3" office:value-type="string">
            <text:p>Create new</text:p>
          </table:table-cell>
          <table:table-cell table:style-name="ce5" office:value-type="string">
            <text:p>SNF_CS_42</text:p>
          </table:table-cell>
          <table:table-cell table:style-name="ce27" office:value-type="string">
            <text:p>Create Address book</text:p>
            <text:p/>
          </table:table-cell>
          <table:table-cell table:style-name="ce27" office:value-type="string">
            <text:p>- Click on Address book actions and select Add</text:p>
            <text:p>- Input Name and click Save</text:p>
          </table:table-cell>
          <table:table-cell table:style-name="ce27" office:value-type="string">
            <text:p>Create successfully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Contact</text:p>
          </table:table-cell>
          <table:table-cell table:style-name="ce3" office:value-type="string">
            <text:p>Create new</text:p>
          </table:table-cell>
          <table:table-cell table:style-name="ce5" office:value-type="string">
            <text:p>SNF_CS_43</text:p>
          </table:table-cell>
          <table:table-cell table:style-name="ce27" office:value-type="string">
            <text:p>Create <text:s/>Contact </text:p>
          </table:table-cell>
          <table:table-cell table:style-name="ce27" office:value-type="string">
            <text:p>- Right click on existed address book and select <text:span text:style-name="T2">Add</text:span></text:p>
            <text:p><text:span text:style-name="T5">- </text:span>Input First Name and Last Name then click<text:span text:style-name="T2"> </text:span><text:span text:style-name="T2">Save</text:span></text:p>
          </table:table-cell>
          <table:table-cell table:style-name="ce27" office:value-type="string">
            <text:p>New contact is added successfully in selected Address book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5">
          <table:table-cell table:style-name="ce3" office:value-type="string">
            <text:p>Contact</text:p>
          </table:table-cell>
          <table:table-cell table:style-name="ce3" office:value-type="string">
            <text:p>Share</text:p>
          </table:table-cell>
          <table:table-cell table:style-name="ce5" office:value-type="string">
            <text:p>SNF_CS_44</text:p>
          </table:table-cell>
          <table:table-cell table:style-name="ce27" office:value-type="string">
            <text:p>Share address book</text:p>
          </table:table-cell>
          <table:table-cell table:style-name="ce30" office:value-type="string">
            <text:p><text:span text:style-name="T5">- Right </text:span><text:span text:style-name="T5">click on </text:span><text:span text:style-name="T5">added </text:span><text:span text:style-name="T5">address </text:span><text:span text:style-name="T5">book and </text:span><text:span text:style-name="T5">select </text:span><text:span text:style-name="T6">Share</text:span></text:p>
            <text:p><text:span text:style-name="T5">- Input or </text:span><text:span text:style-name="T5">select </text:span><text:span text:style-name="T5">User or </text:span><text:span text:style-name="T5">Group </text:span><text:span text:style-name="T5">and click </text:span><text:span text:style-name="T6">Save</text:span></text:p>
          </table:table-cell>
          <table:table-cell table:style-name="ce27" office:value-type="string">
            <text:p>Action is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5">
          <table:table-cell table:style-name="ce3" office:value-type="string">
            <text:p>Contact</text:p>
          </table:table-cell>
          <table:table-cell table:style-name="ce3" office:value-type="string">
            <text:p>Share</text:p>
          </table:table-cell>
          <table:table-cell table:style-name="ce5" office:value-type="string">
            <text:p>SNF_CS_45</text:p>
          </table:table-cell>
          <table:table-cell table:style-name="ce27" office:value-type="string">
            <text:p>Share contact</text:p>
          </table:table-cell>
          <table:table-cell table:style-name="ce30" office:value-type="string">
            <text:p><text:span text:style-name="T5">- Right </text:span><text:span text:style-name="T5">click on </text:span><text:span text:style-name="T5">this </text:span><text:span text:style-name="T5">contact </text:span><text:span text:style-name="T5">and </text:span><text:span text:style-name="T5">select </text:span><text:span text:style-name="T6">Share</text:span></text:p>
            <text:p><text:span text:style-name="T5">- Input or </text:span><text:span text:style-name="T5">select </text:span><text:span text:style-name="T5">User or </text:span><text:span text:style-name="T5">Group </text:span><text:span text:style-name="T5">and click </text:span><text:span text:style-name="T6">Save</text:span></text:p>
          </table:table-cell>
          <table:table-cell table:style-name="ce27" office:value-type="string">
            <text:p>Action is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Contact</text:p>
          </table:table-cell>
          <table:table-cell table:style-name="ce3" office:value-type="string">
            <text:p>Display</text:p>
          </table:table-cell>
          <table:table-cell table:style-name="ce5" office:value-type="string">
            <text:p>SNF_CS_46</text:p>
          </table:table-cell>
          <table:table-cell table:style-name="ce27" office:value-type="string">
            <text:p>Switch views </text:p>
          </table:table-cell>
          <table:table-cell table:style-name="ce27" office:value-type="string">
            <text:p>- Click List or Vcard to view contact</text:p>
          </table:table-cell>
          <table:table-cell table:style-name="ce27" office:value-type="string">
            <text:p>Contact are shown properly in both 2 views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8">
          <table:table-cell table:style-name="ce3" office:value-type="string">
            <text:p>Contact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47</text:p>
          </table:table-cell>
          <table:table-cell table:style-name="ce27" office:value-type="string">
            <text:p>Import Address book</text:p>
          </table:table-cell>
          <table:table-cell table:style-name="ce27" office:value-type="string">
            <text:p>- Right click on existed address book &amp; select <text:span text:style-name="T2">Import </text:span>or select <text:span text:style-name="T2">Import </text:span><text:span text:style-name="T7">in tool </text:span><text:span text:style-name="T7">bar</text:span></text:p>
            <text:p><text:span text:style-name="T5">- Choose </text:span><text:span text:style-name="T5">address </text:span><text:span text:style-name="T5">book to </text:span><text:span text:style-name="T5">be </text:span><text:span text:style-name="T5">destinatio</text:span><text:span text:style-name="T5">n</text:span></text:p>
            <text:p><text:span text:style-name="T5">- Select </text:span><text:span text:style-name="T5">format</text:span></text:p>
            <text:p><text:span text:style-name="T5">- Upload </text:span><text:span text:style-name="T5">valid file </text:span><text:span text:style-name="T5">and click </text:span><text:span text:style-name="T6">Save</text:span>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9">
          <table:table-cell table:style-name="ce3" office:value-type="string">
            <text:p>Contact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48</text:p>
          </table:table-cell>
          <table:table-cell table:style-name="ce27" office:value-type="string">
            <text:p>Export Address book</text:p>
          </table:table-cell>
          <table:table-cell table:style-name="ce27" office:value-type="string">
            <text:p>- Right click on existed address book &amp; select <text:span text:style-name="T2">Export</text:span> or select <text:span text:style-name="T2">Export </text:span><text:span text:style-name="T7">in tool </text:span><text:span text:style-name="T7">bar</text:span></text:p>
            <text:p><text:span text:style-name="T5">- Select </text:span><text:span text:style-name="T5">address </text:span><text:span text:style-name="T5">book(s) </text:span></text:p>
            <text:p><text:span text:style-name="T5">- Input </text:span><text:span text:style-name="T5">Name</text:span></text:p>
            <text:p><text:span text:style-name="T5">- Select </text:span><text:span text:style-name="T5">format</text:span></text:p>
            <text:p><text:span text:style-name="T5">- Click </text:span><text:span text:style-name="T6"><text:s/></text:span><text:span text:style-name="T6">Export</text:span><text:span text:style-name="T5"> </text:span>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40">
          <table:table-cell table:style-name="ce3" office:value-type="string">
            <text:p>Contact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49</text:p>
          </table:table-cell>
          <table:table-cell table:style-name="ce27" office:value-type="string">
            <text:p>Move contact</text:p>
          </table:table-cell>
          <table:table-cell table:style-name="ce27" office:value-type="string">
            <text:p>- Choose contact(s) and select <text:span text:style-name="T2">Move</text:span></text:p>
            <text:p><text:span text:style-name="T5">- Choose </text:span><text:span text:style-name="T5">destinatio</text:span><text:span text:style-name="T5">n</text:span></text:p>
            <text:p><text:span text:style-name="T5"/></text:p>
          </table:table-cell>
          <table:table-cell table:style-name="ce27" office:value-type="string">
            <text:p>Actions are done, contact(s) is moved to new plac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50">
          <table:table-cell table:style-name="ce3" office:value-type="string">
            <text:p>Contact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50</text:p>
          </table:table-cell>
          <table:table-cell table:style-name="ce27" office:value-type="string">
            <text:p>Tag on specific contact</text:p>
          </table:table-cell>
          <table:table-cell table:style-name="ce27" office:value-type="string">
            <text:p>- Right click on one contact from list or choose some ,then choose Tag option on menu Or click <text:s/>Tag icon in tool bar</text:p>
            <text:p><text:span text:style-name="T5">- Input </text:span><text:span text:style-name="T5">Tag </text:span><text:span text:style-name="T5">Name </text:span><text:span text:style-name="T5">and click </text:span><text:span text:style-name="T6">Save</text:span>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38">
          <table:table-cell table:style-name="ce3" office:value-type="string">
            <text:p>Contact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51</text:p>
          </table:table-cell>
          <table:table-cell table:style-name="ce27" office:value-type="string">
            <text:p>Send Email contact</text:p>
          </table:table-cell>
          <table:table-cell table:style-name="ce27" office:value-type="string">
            <text:p>- Right click on one contact from list and select Email</text:p>
            <text:p><text:span text:style-name="T5">- Click </text:span><text:span text:style-name="T6">Send </text:span><text:span text:style-name="T5">in </text:span><text:span text:style-name="T5">send mail </text:span><text:span text:style-name="T5">form</text:span>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38">
          <table:table-cell table:style-name="ce3" office:value-type="string">
            <text:p>Contact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52</text:p>
          </table:table-cell>
          <table:table-cell table:style-name="ce27" office:value-type="string">
            <text:p>Delete contact</text:p>
          </table:table-cell>
          <table:table-cell table:style-name="ce27" office:value-type="string">
            <text:p>- Right click on one or select some contact(s) and select <text:span text:style-name="T2">Delete</text:span></text:p>
            <text:p><text:span text:style-name="T5">- Click </text:span><text:span text:style-name="T6">OK </text:span><text:span text:style-name="T5">to confirm</text:span></text:p>
          </table:table-cell>
          <table:table-cell table:style-name="ce27" office:value-type="string">
            <text:p>Actions are done, selected contacts are removed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Contact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53</text:p>
          </table:table-cell>
          <table:table-cell table:style-name="ce27" office:value-type="string">
            <text:p>Print contact</text:p>
          </table:table-cell>
          <table:table-cell table:style-name="ce27" office:value-type="string">
            <text:p>Right click on one contact or choose some and select <text:span text:style-name="T2">Print</text:span></text:p>
          </table:table-cell>
          <table:table-cell table:style-name="ce27" office:value-type="string">
            <text:p>Print preview form is shown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in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51">
          <table:table-cell table:style-name="ce3" office:value-type="string">
            <text:p>Contact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54</text:p>
          </table:table-cell>
          <table:table-cell table:style-name="ce27" office:value-type="string">
            <text:p>Copy/Paste</text:p>
          </table:table-cell>
          <table:table-cell table:style-name="ce27" office:value-type="string">
            <text:p>- Right click on one contact or choose some and select <text:span text:style-name="T2">Copy</text:span></text:p>
            <text:p><text:span text:style-name="T5">- Right </text:span><text:span text:style-name="T5">click on </text:span><text:span text:style-name="T5">another </text:span><text:span text:style-name="T5">address </text:span><text:span text:style-name="T5">book, </text:span><text:span text:style-name="T5">select <text:s/></text:span><text:span text:style-name="T6">Paste </text:span>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51">
          <table:table-cell table:style-name="ce3" office:value-type="string">
            <text:p>Contact</text:p>
          </table:table-cell>
          <table:table-cell table:style-name="ce3" office:value-type="string">
            <text:p>Other checks</text:p>
          </table:table-cell>
          <table:table-cell table:style-name="ce5" office:value-type="string">
            <text:p>SNF_CS_55</text:p>
          </table:table-cell>
          <table:table-cell table:style-name="ce27" office:value-type="string">
            <text:p>Edit contact</text:p>
          </table:table-cell>
          <table:table-cell table:style-name="ce27" office:value-type="string">
            <text:p>- Right click on specific contact &amp; select Edit</text:p>
            <text:p><text:span text:style-name="T5">- In Edit </text:span><text:span text:style-name="T5">contact </text:span><text:span text:style-name="T5">form: </text:span><text:span text:style-name="T5">Change </text:span><text:span text:style-name="T5">values </text:span><text:span text:style-name="T5">and click </text:span><text:span text:style-name="T6">Save</text:span></text:p>
          </table:table-cell>
          <table:table-cell table:style-name="ce27" office:value-type="string">
            <text:p>Actions are done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Contact</text:p>
          </table:table-cell>
          <table:table-cell table:style-name="ce3" office:value-type="string">
            <text:p>Search</text:p>
          </table:table-cell>
          <table:table-cell table:style-name="ce5" office:value-type="string">
            <text:p>SNF_CS_56</text:p>
          </table:table-cell>
          <table:table-cell table:style-name="ce27" office:value-type="string">
            <text:p>Quick search </text:p>
          </table:table-cell>
          <table:table-cell table:style-name="ce27" office:value-type="string">
            <text:p>Input a normal text and click <text:span text:style-name="T2">Search</text:span> icon</text:p>
          </table:table-cell>
          <table:table-cell table:style-name="ce27" office:value-type="string">
            <text:p>Return search result with no error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Contact</text:p>
          </table:table-cell>
          <table:table-cell table:style-name="ce3" office:value-type="string">
            <text:p>Search</text:p>
          </table:table-cell>
          <table:table-cell table:style-name="ce5" office:value-type="string">
            <text:p>SNF_CS_57</text:p>
          </table:table-cell>
          <table:table-cell table:style-name="ce27" office:value-type="string">
            <text:p>Advanced search(simple case)</text:p>
          </table:table-cell>
          <table:table-cell table:style-name="ce30" office:value-type="string">
            <text:p><text:span text:style-name="T5">In </text:span><text:span text:style-name="T5">Advanced </text:span><text:span text:style-name="T5">search </text:span><text:span text:style-name="T5">form:</text:span></text:p>
            <text:p>Input search condition and click <text:span text:style-name="T2">Search</text:span></text:p>
          </table:table-cell>
          <table:table-cell table:style-name="ce27" office:value-type="string">
            <text:p>Return search result with no error</text:p>
          </table:table-cell>
          <table:table-cell table:style-name="ce31" office:value-type="string">
            <text:p>Passed</text:p>
          </table:table-cell>
          <table:table-cell table:style-name="ce33" table:number-columns-repeated="2"/>
          <table:table-cell table:style-name="ce27" office:value-type="string">
            <text:p>Major</text:p>
          </table:table-cell>
          <table:table-cell table:style-name="ce32" office:value-type="string">
            <text:p>Dung.nguyenthi</text:p>
          </table:table-cell>
          <table:table-cell table:number-columns-repeated="242"/>
        </table:table-row>
        <table:table-row table:style-name="ro13" table:number-rows-repeated="65477">
          <table:table-cell table:number-columns-repeated="253"/>
        </table:table-row>
        <table:table-row table:style-name="ro13">
          <table:table-cell table:number-columns-repeated="253"/>
        </table:table-row>
      </table:table>
      <table:table table:name="DMS_SniffTests" table:style-name="ta1" table:print="false">
        <table:table-column table:style-name="co31" table:default-cell-style-name="ce24"/>
        <table:table-column table:style-name="co32" table:default-cell-style-name="ce24"/>
        <table:table-column table:style-name="co21" table:default-cell-style-name="ce24"/>
        <table:table-column table:style-name="co33" table:default-cell-style-name="ce24"/>
        <table:table-column table:style-name="co34" table:default-cell-style-name="ce24"/>
        <table:table-column table:style-name="co22" table:default-cell-style-name="ce24"/>
        <table:table-column table:style-name="co35" table:default-cell-style-name="ce24"/>
        <table:table-column table:style-name="co21" table:default-cell-style-name="ce24"/>
        <table:table-column table:style-name="co36" table:default-cell-style-name="ce24"/>
        <table:table-column table:style-name="co35" table:default-cell-style-name="ce24"/>
        <table:table-column table:style-name="co37" table:default-cell-style-name="ce24"/>
        <table:table-column table:style-name="co10" table:default-cell-style-name="ce24"/>
        <table:table-column table:style-name="co38" table:default-cell-style-name="ce24"/>
        <table:table-column table:style-name="co10" table:number-columns-repeated="243" table:default-cell-style-name="ce24"/>
        <table:table-row table:style-name="ro1">
          <table:table-cell table:style-name="ce23" office:value-type="string">
            <text:p>Category</text:p>
          </table:table-cell>
          <table:table-cell table:style-name="ce25" office:value-type="string">
            <text:p>Group function</text:p>
          </table:table-cell>
          <table:table-cell table:style-name="ce25" office:value-type="string">
            <text:p>ID</text:p>
          </table:table-cell>
          <table:table-cell table:style-name="ce25" office:value-type="string">
            <text:p>Checks list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Expected Result</text:p>
          </table:table-cell>
          <table:table-cell table:style-name="ce25" office:value-type="string">
            <text:p>Test Result</text:p>
          </table:table-cell>
          <table:table-cell table:style-name="ce25" office:value-type="string">
            <text:p>JIRA Issue</text:p>
          </table:table-cell>
          <table:table-cell table:style-name="ce25" office:value-type="string">
            <text:p>Comments</text:p>
          </table:table-cell>
          <table:table-cell table:style-name="ce25" office:value-type="string">
            <text:p>Priority</text:p>
          </table:table-cell>
          <table:table-cell table:style-name="ce25" office:value-type="string">
            <text:p>Tester</text:p>
          </table:table-cell>
          <table:table-cell table:style-name="ce34" table:number-columns-repeated="245"/>
        </table:table-row>
        <table:table-row table:style-name="ro1">
          <table:table-cell table:style-name="ce36" office:value-type="string">
            <text:p>Public mode </text:p>
          </table:table-cell>
          <table:table-cell table:style-name="ce39" office:value-type="string">
            <text:p>W3C</text:p>
          </table:table-cell>
          <table:table-cell table:style-name="ce40" office:value-type="string">
            <text:p>SNF_DMS_01</text:p>
          </table:table-cell>
          <table:table-cell table:style-name="ce29" office:value-type="string">
            <text:p>Check W3C with public mode</text:p>
          </table:table-cell>
          <table:table-cell table:style-name="ce29" office:value-type="string">
            <text:p>View source code of a page and check in W3C</text:p>
          </table:table-cell>
          <table:table-cell table:style-name="ce29" office:value-type="string">
            <text:p>Page is checked</text:p>
          </table:table-cell>
          <table:table-cell table:style-name="ce29" office:value-type="string">
            <text:p>NotRun</text:p>
          </table:table-cell>
          <table:table-cell table:style-name="ce45"/>
          <table:table-cell table:style-name="ce29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style-name="ce35" table:number-columns-repeated="245"/>
        </table:table-row>
        <table:table-row table:style-name="ro44">
          <table:table-cell table:style-name="ce36" office:value-type="string">
            <text:p>Public mode </text:p>
          </table:table-cell>
          <table:table-cell table:style-name="ce40" office:value-type="string">
            <text:p>Action on public mode</text:p>
          </table:table-cell>
          <table:table-cell table:style-name="ce40" office:value-type="string">
            <text:p>SNF_DMS_02</text:p>
          </table:table-cell>
          <table:table-cell table:style-name="ce42" office:value-type="string">
            <text:p>Add/read ideas</text:p>
          </table:table-cell>
          <table:table-cell table:style-name="ce42" office:value-type="string">
            <text:p>Create new document and view it</text:p>
          </table:table-cell>
          <table:table-cell table:style-name="ce42" office:value-type="string">
            <text:p>Add &amp; view added document successfully</text:p>
          </table:table-cell>
          <table:table-cell table:style-name="ce29" office:value-type="string">
            <text:p>N/A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17">
          <table:table-cell table:style-name="ce37" office:value-type="string">
            <text:p>File explorer </text:p>
          </table:table-cell>
          <table:table-cell table:style-name="ce37" office:value-type="string">
            <text:p>Action with sidebar</text:p>
          </table:table-cell>
          <table:table-cell table:style-name="ce40" office:value-type="string">
            <text:p>SNF_DMS_03</text:p>
          </table:table-cell>
          <table:table-cell table:style-name="ce33" office:value-type="string">
            <text:p>Collapse/expand tree explorer</text:p>
          </table:table-cell>
          <table:table-cell table:style-name="ce33" office:value-type="string">
            <text:p>Close sidebar and open it</text:p>
          </table:table-cell>
          <table:table-cell table:style-name="ce33" office:value-type="string">
            <text:p>View nodes tre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39">
          <table:table-cell table:style-name="ce37" office:value-type="string">
            <text:p>File explorer </text:p>
          </table:table-cell>
          <table:table-cell table:style-name="ce41" office:value-type="string">
            <text:p>Action in action bar</text:p>
          </table:table-cell>
          <table:table-cell table:style-name="ce40" office:value-type="string">
            <text:p>SNF_DMS_04</text:p>
          </table:table-cell>
          <table:table-cell table:style-name="ce41" office:value-type="string">
            <text:p>Action on Action tab</text:p>
          </table:table-cell>
          <table:table-cell table:style-name="ce33" office:value-type="string">
            <text:p>Create a folder, document, upload a file when put valid date in required file</text:p>
          </table:table-cell>
          <table:table-cell table:style-name="ce33" office:value-type="string">
            <text:p>Node is created successfully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33" office:value-type="string">
            <text:p>Maj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39">
          <table:table-cell table:style-name="ce37" office:value-type="string">
            <text:p>File explorer </text:p>
          </table:table-cell>
          <table:table-cell table:style-name="ce41" office:value-type="string">
            <text:p>Action in action bar</text:p>
          </table:table-cell>
          <table:table-cell table:style-name="ce40" office:value-type="string">
            <text:p>SNF_DMS_05</text:p>
          </table:table-cell>
          <table:table-cell table:style-name="ce41" office:value-type="string">
            <text:p>Basic action on node</text:p>
          </table:table-cell>
          <table:table-cell table:style-name="ce33" office:value-type="string">
            <text:p>- Copy/cut/paste, delete, rename</text:p>
            <text:p>- Lock/unlock</text:p>
            <text:p>- Add symlink</text:p>
          </table:table-cell>
          <table:table-cell table:style-name="ce33" office:value-type="string">
            <text:p>Action are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33" office:value-type="string">
            <text:p>Maj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3">
          <table:table-cell table:style-name="ce37" office:value-type="string">
            <text:p>File explorer </text:p>
          </table:table-cell>
          <table:table-cell table:style-name="ce41" office:value-type="string">
            <text:p>Action in action bar</text:p>
          </table:table-cell>
          <table:table-cell table:style-name="ce40" office:value-type="string">
            <text:p>SNF_DMS_06</text:p>
          </table:table-cell>
          <table:table-cell table:style-name="ce43" office:value-type="string">
            <text:p>Action on Collaboration tab</text:p>
          </table:table-cell>
          <table:table-cell table:style-name="ce44" office:value-type="string">
            <text:p>- Add tag for document/uploaded file when put valid value in 'Tag' field </text:p>
            <text:p>- Add language for document/uploaded file when put valid value in required field</text:p>
            <text:p>- Comment for document/ uploaded file when put the comment </text:p>
          </table:table-cell>
          <table:table-cell table:style-name="ce33" office:value-type="string">
            <text:p>Actions are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9">
          <table:table-cell table:style-name="ce37" office:value-type="string">
            <text:p>File explorer </text:p>
          </table:table-cell>
          <table:table-cell table:style-name="ce41" office:value-type="string">
            <text:p>Action in action bar</text:p>
          </table:table-cell>
          <table:table-cell table:style-name="ce40" office:value-type="string">
            <text:p>SNF_DMS_07</text:p>
          </table:table-cell>
          <table:table-cell table:style-name="ce41" office:value-type="string">
            <text:p>Action on Admin tab</text:p>
          </table:table-cell>
          <table:table-cell table:style-name="ce33" office:value-type="string">
            <text:p>- Manage version (add, restore, delete)</text:p>
            <text:p>- Manage Publication</text:p>
            <text:p>- Add category for node</text:p>
            <text:p>- Add relation for node</text:p>
            <text:p>- Add action for node</text:p>
            <text:p>- Export node/Import node</text:p>
          </table:table-cell>
          <table:table-cell table:style-name="ce33" office:value-type="string">
            <text:p>Actions are done</text:p>
          </table:table-cell>
          <table:table-cell table:style-name="ce29" office:value-type="string">
            <text:p>Failed</text:p>
          </table:table-cell>
          <table:table-cell table:style-name="ce33" office:value-type="string">
            <text:p>- REL-111</text:p>
            <text:p/>
          </table:table-cell>
          <table:table-cell table:style-name="ce33" office:value-type="string">
            <text:p>- Failed with Publication</text:p>
            <text:p>- Workflow action did not work</text:p>
            <text:p>- Could not import node after exported</text:p>
          </table:table-cell>
          <table:table-cell table:style-name="ce33" office:value-type="string">
            <text:p>Maj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1">
          <table:table-cell table:style-name="ce37" office:value-type="string">
            <text:p>File explorer </text:p>
          </table:table-cell>
          <table:table-cell table:style-name="ce41" office:value-type="string">
            <text:p>Action in action bar</text:p>
          </table:table-cell>
          <table:table-cell table:style-name="ce40" office:value-type="string">
            <text:p>SNF_DMS_08</text:p>
          </table:table-cell>
          <table:table-cell table:style-name="ce43" office:value-type="string">
            <text:p>Action in Infor tab</text:p>
          </table:table-cell>
          <table:table-cell table:style-name="ce41" office:value-type="string">
            <text:p>- Manage Permission: view, add, edit, delete</text:p>
          </table:table-cell>
          <table:table-cell table:style-name="ce33" office:value-type="string">
            <text:p>Actions are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33" office:value-type="string">
            <text:p>Maj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1">
          <table:table-cell table:style-name="ce37" office:value-type="string">
            <text:p>File explorer </text:p>
          </table:table-cell>
          <table:table-cell table:style-name="ce41" office:value-type="string">
            <text:p>Action in action bar</text:p>
          </table:table-cell>
          <table:table-cell table:style-name="ce40" office:value-type="string">
            <text:p>SNF_DMS_09</text:p>
          </table:table-cell>
          <table:table-cell table:style-name="ce41" office:value-type="string">
            <text:p>Search</text:p>
          </table:table-cell>
          <table:table-cell table:style-name="ce33" office:value-type="string">
            <text:p>Search</text:p>
          </table:table-cell>
          <table:table-cell table:style-name="ce33" office:value-type="string">
            <text:p>The result appears</text:p>
          </table:table-cell>
          <table:table-cell table:style-name="ce29" office:value-type="string">
            <text:p>Failed</text:p>
          </table:table-cell>
          <table:table-cell table:style-name="ce33" office:value-type="string">
            <text:p>REL_112</text:p>
          </table:table-cell>
          <table:table-cell table:style-name="ce33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9">
          <table:table-cell table:style-name="ce37" office:value-type="string">
            <text:p>File explorer </text:p>
          </table:table-cell>
          <table:table-cell table:style-name="ce41" office:value-type="string">
            <text:p>View mode</text:p>
          </table:table-cell>
          <table:table-cell table:style-name="ce40" office:value-type="string">
            <text:p>SNF_DMS_10</text:p>
          </table:table-cell>
          <table:table-cell table:style-name="ce41" office:value-type="string">
            <text:p>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</table:table-cell>
          <table:table-cell table:style-name="ce33" office:value-type="string">
            <text:p>Display selected view properly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10">
          <table:table-cell table:style-name="ce38" office:value-type="string">
            <text:p>ECM Admin </text:p>
          </table:table-cell>
          <table:table-cell table:style-name="ce38" office:value-type="string">
            <text:p>Repository</text:p>
          </table:table-cell>
          <table:table-cell table:style-name="ce40" office:value-type="string">
            <text:p>SNF_DMS_11</text:p>
          </table:table-cell>
          <table:table-cell table:style-name="ce27" office:value-type="string">
            <text:p>Repository</text:p>
          </table:table-cell>
          <table:table-cell table:style-name="ce6" office:value-type="string">
            <text:p>- Create new repository when put valid data in field</text:p>
            <text:p>- Add/ Delete workspace</text:p>
            <text:p>- Delete repository</text:p>
          </table:table-cell>
          <table:table-cell table:style-name="ce6" office:value-type="string">
            <text:p>Add/Edit/Delete actions are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33" office:value-type="string">
            <text:p>Maj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52">
          <table:table-cell table:style-name="ce38" office:value-type="string">
            <text:p>ECM Admin </text:p>
          </table:table-cell>
          <table:table-cell table:style-name="ce27" office:value-type="string">
            <text:p>Ontology</text:p>
          </table:table-cell>
          <table:table-cell table:style-name="ce40" office:value-type="string">
            <text:p>SNF_DMS_12</text:p>
          </table:table-cell>
          <table:table-cell table:style-name="ce6" office:value-type="string">
            <text:p>Manage Folksonomy</text:p>
          </table:table-cell>
          <table:table-cell table:style-name="ce6" office:value-type="string">
            <text:p>Edit a folksonomy</text:p>
          </table:table-cell>
          <table:table-cell table:style-name="ce6" office:value-type="string">
            <text:p>Add/Edit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8">
          <table:table-cell table:style-name="ce38" office:value-type="string">
            <text:p>ECM Admin </text:p>
          </table:table-cell>
          <table:table-cell table:style-name="ce27" office:value-type="string">
            <text:p>Ontology</text:p>
          </table:table-cell>
          <table:table-cell table:style-name="ce40" office:value-type="string">
            <text:p>SNF_DMS_13</text:p>
          </table:table-cell>
          <table:table-cell table:style-name="ce27" office:value-type="string">
            <text:p>Manage Taxonomy Tree</text:p>
          </table:table-cell>
          <table:table-cell table:style-name="ce27" office:value-type="string">
            <text:p>- Create new taxonomy tree</text:p>
            <text:p>- Add/copy/cut/paste/delete category in taxonomy tree</text:p>
            <text:p>- Delete a taxonomy tree</text:p>
          </table:table-cell>
          <table:table-cell table:style-name="ce27" office:value-type="string">
            <text:p>Add/Copy/Cut/Paste/Remove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10">
          <table:table-cell table:style-name="ce38" office:value-type="string">
            <text:p>ECM Admin </text:p>
          </table:table-cell>
          <table:table-cell table:style-name="ce27" office:value-type="string">
            <text:p>Content Presentation</text:p>
          </table:table-cell>
          <table:table-cell table:style-name="ce40" office:value-type="string">
            <text:p>SNF_DMS_14</text:p>
          </table:table-cell>
          <table:table-cell table:style-name="ce6" office:value-type="string">
            <text:p>Manage Template</text:p>
          </table:table-cell>
          <table:table-cell table:style-name="ce6" office:value-type="string">
            <text:p>- Create new template when put valid value in fields</text:p>
            <text:p>- Edit template : add/ edit dialog/view</text:p>
          </table:table-cell>
          <table:table-cell table:style-name="ce6" office:value-type="string">
            <text:p>Add/Edit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1">
          <table:table-cell table:style-name="ce38" office:value-type="string">
            <text:p>ECM Admin </text:p>
          </table:table-cell>
          <table:table-cell table:style-name="ce27" office:value-type="string">
            <text:p>Content Presentation</text:p>
          </table:table-cell>
          <table:table-cell table:style-name="ce40" office:value-type="string">
            <text:p>SNF_DMS_15</text:p>
          </table:table-cell>
          <table:table-cell table:style-name="ce6" office:value-type="string">
            <text:p>Manage Metadata</text:p>
          </table:table-cell>
          <table:table-cell table:style-name="ce6" office:value-type="string">
            <text:p>Edit Metadata</text:p>
          </table:table-cell>
          <table:table-cell table:style-name="ce6" office:value-type="string">
            <text:p>Edit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10">
          <table:table-cell table:style-name="ce38" office:value-type="string">
            <text:p>ECM Admin </text:p>
          </table:table-cell>
          <table:table-cell table:style-name="ce27" office:value-type="string">
            <text:p>Content Presentation</text:p>
          </table:table-cell>
          <table:table-cell table:style-name="ce40" office:value-type="string">
            <text:p>SNF_DMS_16</text:p>
          </table:table-cell>
          <table:table-cell table:style-name="ce27" office:value-type="string">
            <text:p>Manage Views</text:p>
          </table:table-cell>
          <table:table-cell table:style-name="ce6" office:value-type="string">
            <text:p>- Create new view when put valid data in field</text:p>
            <text:p>- Add/Edit/Delete tag of a view</text:p>
            <text:p>- Delete a view</text:p>
          </table:table-cell>
          <table:table-cell table:style-name="ce6" office:value-type="string">
            <text:p>Add/Edit/ Delete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33" office:value-type="string">
            <text:p>Maj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2">
          <table:table-cell table:style-name="ce38" office:value-type="string">
            <text:p>ECM Admin </text:p>
          </table:table-cell>
          <table:table-cell table:style-name="ce27" office:value-type="string">
            <text:p>Content Presentation</text:p>
          </table:table-cell>
          <table:table-cell table:style-name="ce40" office:value-type="string">
            <text:p>SNF_DMS_17</text:p>
          </table:table-cell>
          <table:table-cell table:style-name="ce27" office:value-type="string">
            <text:p>Manage Drive</text:p>
          </table:table-cell>
          <table:table-cell table:style-name="ce6" office:value-type="string">
            <text:p>- Create new drive when put valid data in fields</text:p>
            <text:p>- Edit a drive</text:p>
            <text:p>- Delete a drive</text:p>
          </table:table-cell>
          <table:table-cell table:style-name="ce6" office:value-type="string">
            <text:p>Add/Edit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33" office:value-type="string">
            <text:p>Maj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1">
          <table:table-cell table:style-name="ce38" office:value-type="string">
            <text:p>ECM Admin </text:p>
          </table:table-cell>
          <table:table-cell table:style-name="ce27" office:value-type="string">
            <text:p>Types of Content</text:p>
          </table:table-cell>
          <table:table-cell table:style-name="ce40" office:value-type="string">
            <text:p>SNF_DMS_18</text:p>
          </table:table-cell>
          <table:table-cell table:style-name="ce6" office:value-type="string">
            <text:p>Namespace registry</text:p>
          </table:table-cell>
          <table:table-cell table:style-name="ce6" office:value-type="string">
            <text:p>Registry new name space</text:p>
          </table:table-cell>
          <table:table-cell table:style-name="ce6" office:value-type="string">
            <text:p>Action is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44">
          <table:table-cell table:style-name="ce38" office:value-type="string">
            <text:p>ECM Admin </text:p>
          </table:table-cell>
          <table:table-cell table:style-name="ce27" office:value-type="string">
            <text:p>Types of Content</text:p>
          </table:table-cell>
          <table:table-cell table:style-name="ce40" office:value-type="string">
            <text:p>SNF_DMS_19</text:p>
          </table:table-cell>
          <table:table-cell table:style-name="ce6" office:value-type="string">
            <text:p>Manage Nodetype</text:p>
          </table:table-cell>
          <table:table-cell table:style-name="ce6" office:value-type="string">
            <text:p>Add new node type when put valid data in required field</text:p>
          </table:table-cell>
          <table:table-cell table:style-name="ce6" office:value-type="string">
            <text:p>Add action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2">
          <table:table-cell table:style-name="ce38" office:value-type="string">
            <text:p>ECM Admin </text:p>
          </table:table-cell>
          <table:table-cell table:style-name="ce27" office:value-type="string">
            <text:p>Advanced Configuration</text:p>
          </table:table-cell>
          <table:table-cell table:style-name="ce40" office:value-type="string">
            <text:p>SNF_DMS_20</text:p>
          </table:table-cell>
          <table:table-cell table:style-name="ce27" office:value-type="string">
            <text:p>Manage Query</text:p>
          </table:table-cell>
          <table:table-cell table:style-name="ce6" office:value-type="string">
            <text:p>- Create new query when put valid data in field</text:p>
            <text:p>- Edit a view</text:p>
            <text:p>- Delete a view</text:p>
          </table:table-cell>
          <table:table-cell table:style-name="ce6" office:value-type="string">
            <text:p>Add/Edit/ Delete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33" office:value-type="string">
            <text:p>Maj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2">
          <table:table-cell table:style-name="ce38" office:value-type="string">
            <text:p>ECM Admin </text:p>
          </table:table-cell>
          <table:table-cell table:style-name="ce27" office:value-type="string">
            <text:p>Advanced Configuration</text:p>
          </table:table-cell>
          <table:table-cell table:style-name="ce40" office:value-type="string">
            <text:p>SNF_DMS_21</text:p>
          </table:table-cell>
          <table:table-cell table:style-name="ce6" office:value-type="string">
            <text:p>Manage Script</text:p>
          </table:table-cell>
          <table:table-cell table:style-name="ce6" office:value-type="string">
            <text:p>- Create new script when put valid data in field</text:p>
            <text:p>- Edit a script</text:p>
            <text:p>- Delete a script</text:p>
          </table:table-cell>
          <table:table-cell table:style-name="ce6" office:value-type="string">
            <text:p>Add/Edit/Delete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1">
          <table:table-cell table:style-name="ce38" office:value-type="string">
            <text:p>ECM Admin </text:p>
          </table:table-cell>
          <table:table-cell table:style-name="ce27" office:value-type="string">
            <text:p>Advanced Configuration</text:p>
          </table:table-cell>
          <table:table-cell table:style-name="ce40" office:value-type="string">
            <text:p>SNF_DMS_22</text:p>
          </table:table-cell>
          <table:table-cell table:style-name="ce6" office:value-type="string">
            <text:p>Manage Action</text:p>
          </table:table-cell>
          <table:table-cell table:style-name="ce6" office:value-type="string">
            <text:p>- Create new action type</text:p>
          </table:table-cell>
          <table:table-cell table:style-name="ce6" office:value-type="string">
            <text:p>Add/Edit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44">
          <table:table-cell table:style-name="ce27" office:value-type="string">
            <text:p>Fast creator content </text:p>
          </table:table-cell>
          <table:table-cell table:style-name="ce27"/>
          <table:table-cell table:style-name="ce40" office:value-type="string">
            <text:p>SNF_DMS_23</text:p>
          </table:table-cell>
          <table:table-cell table:style-name="ce27" office:value-type="string">
            <text:p>Changed configuration in portlet edit mode</text:p>
          </table:table-cell>
          <table:table-cell table:style-name="ce6" office:value-type="string">
            <text:p>Select property to create new configuration for Fast Content</text:p>
          </table:table-cell>
          <table:table-cell table:style-name="ce6" office:value-type="string">
            <text:p>Change successfully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33" office:value-type="string">
            <text:p>Maj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44">
          <table:table-cell table:style-name="ce27" office:value-type="string">
            <text:p>Fast creator content </text:p>
          </table:table-cell>
          <table:table-cell table:style-name="ce27"/>
          <table:table-cell table:style-name="ce40" office:value-type="string">
            <text:p>SNF_DMS_24</text:p>
          </table:table-cell>
          <table:table-cell table:style-name="ce6" office:value-type="string">
            <text:p>Create content</text:p>
          </table:table-cell>
          <table:table-cell table:style-name="ce6" office:value-type="string">
            <text:p>Create new document using Fast Content</text:p>
          </table:table-cell>
          <table:table-cell table:style-name="ce6" office:value-type="string">
            <text:p>Create document done</text:p>
          </table:table-cell>
          <table:table-cell table:style-name="ce29" office:value-type="string">
            <text:p>Passed</text:p>
          </table:table-cell>
          <table:table-cell table:style-name="ce33" table:number-columns-repeated="3"/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44">
          <table:table-cell table:style-name="ce38" office:value-type="string">
            <text:p>Browser Content </text:p>
          </table:table-cell>
          <table:table-cell table:style-name="ce38"/>
          <table:table-cell table:style-name="ce40" office:value-type="string">
            <text:p>SNF_DMS_25</text:p>
          </table:table-cell>
          <table:table-cell table:style-name="ce27" office:value-type="string">
            <text:p>Changed configuration in portlet edit mode</text:p>
          </table:table-cell>
          <table:table-cell table:style-name="ce6" office:value-type="string">
            <text:p>Select property to create new configuration for Content Browser</text:p>
          </table:table-cell>
          <table:table-cell table:style-name="ce6" office:value-type="string">
            <text:p>Change successfully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33" office:value-type="string">
            <text:p>Maj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44">
          <table:table-cell table:style-name="ce38" office:value-type="string">
            <text:p>Browser Content </text:p>
          </table:table-cell>
          <table:table-cell table:style-name="ce38"/>
          <table:table-cell table:style-name="ce40" office:value-type="string">
            <text:p>SNF_DMS_26</text:p>
          </table:table-cell>
          <table:table-cell table:style-name="ce6" office:value-type="string">
            <text:p>Select path on breadcumbs</text:p>
          </table:table-cell>
          <table:table-cell table:style-name="ce6" office:value-type="string">
            <text:p>Select path on breadcumbs to view its sub-node </text:p>
          </table:table-cell>
          <table:table-cell table:style-name="ce6" office:value-type="string">
            <text:p>View all sub nodes from selected node in breadcumbs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10">
          <table:table-cell table:style-name="ce38" office:value-type="string">
            <text:p>Browser Content </text:p>
          </table:table-cell>
          <table:table-cell table:style-name="ce38"/>
          <table:table-cell table:style-name="ce40" office:value-type="string">
            <text:p>SNF_DMS_27</text:p>
          </table:table-cell>
          <table:table-cell table:style-name="ce6" office:value-type="string">
            <text:p>Tag/Comment/Vote/Search content</text:p>
          </table:table-cell>
          <table:table-cell table:style-name="ce6" office:value-type="string">
            <text:p>- View documents using tag</text:p>
            <text:p>- Comment/ vote for selected document</text:p>
            <text:p>- Search a node</text:p>
          </table:table-cell>
          <table:table-cell table:style-name="ce6" office:value-type="string">
            <text:p>Actions are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29" office:value-type="string">
            <text:p>Minor</text:p>
          </table:table-cell>
          <table:table-cell table:style-name="ce29" office:value-type="string">
            <text:p>Minh</text:p>
          </table:table-cell>
          <table:table-cell table:number-columns-repeated="245"/>
        </table:table-row>
        <table:table-row table:style-name="ro44">
          <table:table-cell table:style-name="ce27" office:value-type="string">
            <text:p>Business Process Controller </text:p>
          </table:table-cell>
          <table:table-cell table:style-name="ce27" office:value-type="string">
            <text:p>Business Process</text:p>
          </table:table-cell>
          <table:table-cell table:style-name="ce40" office:value-type="string">
            <text:p>SNF_WF_01</text:p>
          </table:table-cell>
          <table:table-cell table:style-name="ce6" office:value-type="string">
            <text:p>Start existing process(payraise and holiday)</text:p>
          </table:table-cell>
          <table:table-cell table:style-name="ce6" office:value-type="string">
            <text:p>- Create new process</text:p>
          </table:table-cell>
          <table:table-cell table:style-name="ce6" office:value-type="string">
            <text:p>Actions are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33" office:value-type="string">
            <text:p>Major</text:p>
          </table:table-cell>
          <table:table-cell table:style-name="ce33" office:value-type="string">
            <text:p>Hanh</text:p>
          </table:table-cell>
          <table:table-cell table:number-columns-repeated="245"/>
        </table:table-row>
        <table:table-row table:style-name="ro8">
          <table:table-cell table:style-name="ce27" office:value-type="string">
            <text:p>Business Process Controller </text:p>
          </table:table-cell>
          <table:table-cell table:style-name="ce27" office:value-type="string">
            <text:p>Business Process</text:p>
          </table:table-cell>
          <table:table-cell table:style-name="ce40" office:value-type="string">
            <text:p>SNF_WF_02</text:p>
          </table:table-cell>
          <table:table-cell table:style-name="ce6" office:value-type="string">
            <text:p>Manage activity</text:p>
          </table:table-cell>
          <table:table-cell table:style-name="ce6" office:value-type="string">
            <text:p>- Manage activity: approve process, Refuse, Delegate</text:p>
          </table:table-cell>
          <table:table-cell table:style-name="ce6" office:value-type="string">
            <text:p>Actions are done</text:p>
          </table:table-cell>
          <table:table-cell table:style-name="ce29" office:value-type="string">
            <text:p>Failed</text:p>
          </table:table-cell>
          <table:table-cell table:style-name="ce33" office:value-type="string">
            <text:p>REL-132</text:p>
            <text:p>- The process is not completed if task is approved</text:p>
          </table:table-cell>
          <table:table-cell table:style-name="ce33"/>
          <table:table-cell table:style-name="ce33" office:value-type="string">
            <text:p>Major</text:p>
          </table:table-cell>
          <table:table-cell table:style-name="ce33" office:value-type="string">
            <text:p>Hanh</text:p>
          </table:table-cell>
          <table:table-cell table:number-columns-repeated="245"/>
        </table:table-row>
        <table:table-row table:style-name="ro2">
          <table:table-cell table:style-name="ce27" office:value-type="string">
            <text:p>Business Process Adminstrator</text:p>
          </table:table-cell>
          <table:table-cell table:style-name="ce27" office:value-type="string">
            <text:p>Business Process</text:p>
          </table:table-cell>
          <table:table-cell table:style-name="ce40" office:value-type="string">
            <text:p>SNF_WF_03</text:p>
          </table:table-cell>
          <table:table-cell table:style-name="ce6" office:value-type="string">
            <text:p>Manage process (view, delete, upload)</text:p>
          </table:table-cell>
          <table:table-cell table:style-name="ce6" office:value-type="string">
            <text:p>- View detail processes</text:p>
            <text:p>- Delete processes </text:p>
            <text:p>- Upload new process</text:p>
          </table:table-cell>
          <table:table-cell table:style-name="ce6" office:value-type="string">
            <text:p>Actions are done</text:p>
          </table:table-cell>
          <table:table-cell table:style-name="ce29" office:value-type="string">
            <text:p>Passed</text:p>
          </table:table-cell>
          <table:table-cell table:style-name="ce33" table:number-columns-repeated="2"/>
          <table:table-cell table:style-name="ce33" office:value-type="string">
            <text:p>Major</text:p>
          </table:table-cell>
          <table:table-cell table:style-name="ce33" office:value-type="string">
            <text:p>Hanh</text:p>
          </table:table-cell>
          <table:table-cell table:number-columns-repeated="245"/>
        </table:table-row>
        <table:table-row table:style-name="ro13" table:number-rows-repeated="65504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Portal_SniffTests" table:style-name="ta1" table:print="false">
        <table:table-column table:style-name="co1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10" table:number-columns-repeated="248" table:default-cell-style-name="ce24"/>
        <table:table-row table:style-name="ro14">
          <table:table-cell table:style-name="ce23" office:value-type="string">
            <text:p>Category</text:p>
          </table:table-cell>
          <table:table-cell table:style-name="ce25" office:value-type="string">
            <text:p>Group function</text:p>
          </table:table-cell>
          <table:table-cell table:style-name="ce25" office:value-type="string">
            <text:p>ID</text:p>
          </table:table-cell>
          <table:table-cell table:style-name="ce25" office:value-type="string">
            <text:p>Checks list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Expected Result</text:p>
          </table:table-cell>
          <table:table-cell table:style-name="ce25" office:value-type="string">
            <text:p>Test Result</text:p>
          </table:table-cell>
          <table:table-cell table:style-name="ce25" office:value-type="string">
            <text:p>JIRA Issue</text:p>
          </table:table-cell>
          <table:table-cell table:style-name="ce25" office:value-type="string">
            <text:p>Comments</text:p>
          </table:table-cell>
          <table:table-cell table:style-name="ce25" office:value-type="string">
            <office:annotation draw:style-name="gr1" draw:text-style-name="P2" svg:width="1.1402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25" office:value-type="string">
            <text:p>Tester</text:p>
          </table:table-cell>
          <table:table-cell table:style-name="ce34" table:number-columns-repeated="244"/>
        </table:table-row>
        <table:table-row table:style-name="ro37">
          <table:table-cell table:style-name="ce14" office:value-type="string">
            <text:p>Public mode </text:p>
          </table:table-cell>
          <table:table-cell table:style-name="ce2" office:value-type="string">
            <text:p>W3C</text:p>
          </table:table-cell>
          <table:table-cell table:style-name="ce5" office:value-type="string">
            <text:p>SNF_PRL_01</text:p>
          </table:table-cell>
          <table:table-cell table:style-name="ce6" office:value-type="string">
            <text:p>WC3 check for pages in public</text:p>
          </table:table-cell>
          <table:table-cell table:style-name="ce27" office:value-type="string">
            <text:p>- validate HTML code</text:p>
          </table:table-cell>
          <table:table-cell table:style-name="ce27" office:value-type="string">
            <text:p>No broken error</text:p>
          </table:table-cell>
          <table:table-cell table:style-name="ce5" table:content-validation-name="val1" office:value-type="string">
            <text:p>N/A</text:p>
          </table:table-cell>
          <table:table-cell table:style-name="ce32" table:number-columns-repeated="2"/>
          <table:table-cell table:style-name="ce29" office:value-type="string">
            <text:p>Minor</text:p>
          </table:table-cell>
          <table:table-cell table:style-name="ce32" office:value-type="string">
            <text:p>Minh</text:p>
          </table:table-cell>
          <table:table-cell table:style-name="ce35" table:number-columns-repeated="244"/>
        </table:table-row>
        <table:table-row table:style-name="ro1">
          <table:table-cell table:style-name="ce14" office:value-type="string">
            <text:p>Public mode </text:p>
          </table:table-cell>
          <table:table-cell table:style-name="ce3" office:value-type="string">
            <text:p>Register</text:p>
          </table:table-cell>
          <table:table-cell table:style-name="ce5" office:value-type="string">
            <text:p>SNF_PRL_02</text:p>
          </table:table-cell>
          <table:table-cell table:style-name="ce27" office:value-type="string">
            <text:p>Create new account</text:p>
          </table:table-cell>
          <table:table-cell table:style-name="ce27" office:value-type="string">
            <text:p>Create new Account</text:p>
          </table:table-cell>
          <table:table-cell table:style-name="ce27" office:value-type="string">
            <text:p>New account is created successfully with valid input values</text:p>
          </table:table-cell>
          <table:table-cell table:style-name="ce5" office:value-type="string">
            <text:p>Passed</text:p>
          </table:table-cell>
          <table:table-cell table:style-name="ce47" table:number-columns-repeated="2"/>
          <table:table-cell table:style-name="ce41" office:value-type="string">
            <text:p>Major</text:p>
          </table:table-cell>
          <table:table-cell table:style-name="ce32" office:value-type="string">
            <text:p>Minh</text:p>
          </table:table-cell>
          <table:table-cell table:style-name="ce48" table:number-columns-repeated="244"/>
        </table:table-row>
        <table:table-row table:style-name="ro17">
          <table:table-cell table:style-name="ce14" office:value-type="string">
            <text:p>Public mode </text:p>
          </table:table-cell>
          <table:table-cell table:style-name="ce3" office:value-type="string">
            <text:p>Language</text:p>
          </table:table-cell>
          <table:table-cell table:style-name="ce5" office:value-type="string">
            <text:p>SNF_PRL_03</text:p>
          </table:table-cell>
          <table:table-cell table:style-name="ce6" office:value-type="string">
            <text:p>Change displaying language</text:p>
          </table:table-cell>
          <table:table-cell table:style-name="ce27" office:value-type="string">
            <text:p>- Change Language</text:p>
            <text:p>- Check result of change</text:p>
          </table:table-cell>
          <table:table-cell table:style-name="ce27" office:value-type="string">
            <text:p>Portal in public mode is displayed in new selected language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1">
          <table:table-cell table:style-name="ce14" office:value-type="string">
            <text:p>Public mode </text:p>
          </table:table-cell>
          <table:table-cell table:style-name="ce3" office:value-type="string">
            <text:p>Sign In/Out</text:p>
          </table:table-cell>
          <table:table-cell table:style-name="ce5" office:value-type="string">
            <text:p>SNF_PRL_04</text:p>
          </table:table-cell>
          <table:table-cell table:style-name="ce6" office:value-type="string">
            <text:p>Sign in/out</text:p>
          </table:table-cell>
          <table:table-cell table:style-name="ce27" office:value-type="string">
            <text:p>- Sign in</text:p>
            <text:p>- Sign out</text:p>
          </table:table-cell>
          <table:table-cell table:style-name="ce27" office:value-type="string">
            <text:p>Show portal in private/public mode after sign in/out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44">
          <table:table-cell table:style-name="ce3" office:value-type="string">
            <text:p>Private mode </text:p>
          </table:table-cell>
          <table:table-cell table:style-name="ce3" office:value-type="string">
            <text:p>Organization portlet</text:p>
          </table:table-cell>
          <table:table-cell table:style-name="ce5" office:value-type="string">
            <text:p>SNF_PRL_05</text:p>
          </table:table-cell>
          <table:table-cell table:style-name="ce27" office:value-type="string">
            <text:p>Users Management</text:p>
          </table:table-cell>
          <table:table-cell table:style-name="ce27" office:value-type="string">
            <text:p>List/edit/delete user</text:p>
            <text:p/>
            <text:p/>
          </table:table-cell>
          <table:table-cell table:style-name="ce27" office:value-type="string">
            <text:p>- Users list is shown properly</text:p>
            <text:p>- Edit/Delete user successfully</text:p>
            <text:p/>
          </table:table-cell>
          <table:table-cell table:style-name="ce5" office:value-type="string">
            <text:p>Passed</text:p>
          </table:table-cell>
          <table:table-cell table:style-name="ce47" table:number-columns-repeated="2"/>
          <table:table-cell table:style-name="ce41" office:value-type="string">
            <text:p>Major</text:p>
          </table:table-cell>
          <table:table-cell table:style-name="ce32" office:value-type="string">
            <text:p>Minh</text:p>
          </table:table-cell>
          <table:table-cell table:style-name="ce48" table:number-columns-repeated="244"/>
        </table:table-row>
        <table:table-row table:style-name="ro44">
          <table:table-cell table:style-name="ce3" office:value-type="string">
            <text:p>Private mode </text:p>
          </table:table-cell>
          <table:table-cell table:style-name="ce3" office:value-type="string">
            <text:p>Organization portlet</text:p>
          </table:table-cell>
          <table:table-cell table:style-name="ce5" office:value-type="string">
            <text:p>SNF_PRL_06</text:p>
          </table:table-cell>
          <table:table-cell table:style-name="ce27" office:value-type="string">
            <text:p>Groups Management</text:p>
          </table:table-cell>
          <table:table-cell table:style-name="ce27" office:value-type="string">
            <text:p>- Create/delete Group</text:p>
            <text:p>- Add user into group</text:p>
          </table:table-cell>
          <table:table-cell table:style-name="ce27" office:value-type="string">
            <text:p>- Groups tree is shown properly</text:p>
            <text:p>- Add/Edit/Delete group, add user into group successfully</text:p>
          </table:table-cell>
          <table:table-cell table:style-name="ce5" office:value-type="string">
            <text:p>Passed</text:p>
          </table:table-cell>
          <table:table-cell table:style-name="ce47" table:number-columns-repeated="2"/>
          <table:table-cell table:style-name="ce41" office:value-type="string">
            <text:p>Major</text:p>
          </table:table-cell>
          <table:table-cell table:style-name="ce32" office:value-type="string">
            <text:p>Minh</text:p>
          </table:table-cell>
          <table:table-cell table:style-name="ce48"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Organization portlet</text:p>
          </table:table-cell>
          <table:table-cell table:style-name="ce5" office:value-type="string">
            <text:p>SNF_PRL_07</text:p>
          </table:table-cell>
          <table:table-cell table:style-name="ce6" office:value-type="string">
            <text:p>Memberships Management</text:p>
          </table:table-cell>
          <table:table-cell table:style-name="ce27" office:value-type="string">
            <text:p>Create/delete membership</text:p>
          </table:table-cell>
          <table:table-cell table:style-name="ce27" office:value-type="string">
            <text:p>Add/Edit/Delete membership type successfully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Portlet Registry portlet</text:p>
          </table:table-cell>
          <table:table-cell table:style-name="ce5" office:value-type="string">
            <text:p>SNF_PRL_08</text:p>
          </table:table-cell>
          <table:table-cell table:style-name="ce27" office:value-type="string">
            <text:p>Import portlet</text:p>
          </table:table-cell>
          <table:table-cell table:style-name="ce27" office:value-type="string">
            <text:p>Click Auto import</text:p>
          </table:table-cell>
          <table:table-cell table:style-name="ce27" office:value-type="string">
            <text:p>All existing portlets are imported successfully</text:p>
          </table:table-cell>
          <table:table-cell table:style-name="ce5" office:value-type="string">
            <text:p>Passed</text:p>
          </table:table-cell>
          <table:table-cell table:style-name="ce47" table:number-columns-repeated="2"/>
          <table:table-cell table:style-name="ce41" office:value-type="string">
            <text:p>Major</text:p>
          </table:table-cell>
          <table:table-cell table:style-name="ce32" office:value-type="string">
            <text:p>Minh</text:p>
          </table:table-cell>
          <table:table-cell table:style-name="ce48"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Portlet Registry portlet</text:p>
          </table:table-cell>
          <table:table-cell table:style-name="ce5" office:value-type="string">
            <text:p>SNF_PRL_09</text:p>
          </table:table-cell>
          <table:table-cell table:style-name="ce6" office:value-type="string">
            <text:p>Create/Delete category</text:p>
          </table:table-cell>
          <table:table-cell table:style-name="ce27" office:value-type="string">
            <text:p>Create/Delete category with simple cases</text:p>
          </table:table-cell>
          <table:table-cell table:style-name="ce27" office:value-type="string">
            <text:p>Create/Delete category successfully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Portlet Registry portlet</text:p>
          </table:table-cell>
          <table:table-cell table:style-name="ce5" office:value-type="string">
            <text:p>SNF_PRL_10</text:p>
          </table:table-cell>
          <table:table-cell table:style-name="ce6" office:value-type="string">
            <text:p>Add application into category</text:p>
          </table:table-cell>
          <table:table-cell table:style-name="ce27" office:value-type="string">
            <text:p>Add application into category</text:p>
          </table:table-cell>
          <table:table-cell table:style-name="ce27" office:value-type="string">
            <text:p>Applications can be added into existing category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Portlet Registry portlet</text:p>
          </table:table-cell>
          <table:table-cell table:style-name="ce5" office:value-type="string">
            <text:p>SNF_PRL_11</text:p>
          </table:table-cell>
          <table:table-cell table:style-name="ce6" office:value-type="string">
            <text:p>Add gadget(remote/create new)</text:p>
          </table:table-cell>
          <table:table-cell table:style-name="ce27" office:value-type="string">
            <text:p>Add gadget(remote/create new)</text:p>
          </table:table-cell>
          <table:table-cell table:style-name="ce27" office:value-type="string">
            <text:p>No error when add new gadget with simple case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I18n portlet</text:p>
          </table:table-cell>
          <table:table-cell table:style-name="ce5" office:value-type="string">
            <text:p>SNF_PRL_12</text:p>
          </table:table-cell>
          <table:table-cell table:style-name="ce6" office:value-type="string">
            <text:p>Create new resource</text:p>
          </table:table-cell>
          <table:table-cell table:style-name="ce27" office:value-type="string">
            <text:p>Create new resource</text:p>
          </table:table-cell>
          <table:table-cell table:style-name="ce27" office:value-type="string">
            <text:p>Create resource is done with valid values in simple case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13">
          <table:table-cell table:style-name="ce3" office:value-type="string">
            <text:p>Private mode </text:p>
          </table:table-cell>
          <table:table-cell table:style-name="ce3" office:value-type="string">
            <text:p>Sitemap portlet</text:p>
          </table:table-cell>
          <table:table-cell table:style-name="ce5" office:value-type="string">
            <text:p>SNF_PRL_13</text:p>
          </table:table-cell>
          <table:table-cell table:style-name="ce6" office:value-type="string">
            <text:p>Link to pages</text:p>
          </table:table-cell>
          <table:table-cell table:style-name="ce27" office:value-type="string">
            <text:p>Click on link to move to another page</text:p>
          </table:table-cell>
          <table:table-cell table:style-name="ce27" office:value-type="string">
            <text:p>Show the selected page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Dashboard</text:p>
          </table:table-cell>
          <table:table-cell table:style-name="ce5" office:value-type="string">
            <text:p>SNF_PRL_14</text:p>
          </table:table-cell>
          <table:table-cell table:style-name="ce6" office:value-type="string">
            <text:p>Add/drag-drop</text:p>
          </table:table-cell>
          <table:table-cell table:style-name="ce27" office:value-type="string">
            <text:p>- Add/drag-drop Gadget </text:p>
          </table:table-cell>
          <table:table-cell table:style-name="ce27" office:value-type="string">
            <text:p>Gadget is added/dragged_dropped successfully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Private mode </text:p>
          </table:table-cell>
          <table:table-cell table:style-name="ce3" office:value-type="string">
            <text:p>Main function</text:p>
          </table:table-cell>
          <table:table-cell table:style-name="ce5" office:value-type="string">
            <text:p>SNF_PRL_15</text:p>
          </table:table-cell>
          <table:table-cell table:style-name="ce27" office:value-type="string">
            <text:p>Create/Edit/Delete pages: Wizard and Advanced</text:p>
          </table:table-cell>
          <table:table-cell table:style-name="ce27" office:value-type="string">
            <text:p>- Create/Edit pages: Wizard in simple case</text:p>
            <text:p>- Create/Edit/Delete pages: in Manage pages in simple case</text:p>
          </table:table-cell>
          <table:table-cell table:style-name="ce27" office:value-type="string">
            <text:p>- Create/Edit classic page by wizard successfully</text:p>
            <text:p>- Create/Edit/Delete/View pages in Advanced Manage Pages</text:p>
          </table:table-cell>
          <table:table-cell table:style-name="ce5" office:value-type="string">
            <text:p>Passed</text:p>
          </table:table-cell>
          <table:table-cell table:style-name="ce47" table:number-columns-repeated="2"/>
          <table:table-cell table:style-name="ce41" office:value-type="string">
            <text:p>Major</text:p>
          </table:table-cell>
          <table:table-cell table:style-name="ce32" office:value-type="string">
            <text:p>Minh</text:p>
          </table:table-cell>
          <table:table-cell table:style-name="ce48" table:number-columns-repeated="244"/>
        </table:table-row>
        <table:table-row table:style-name="ro13">
          <table:table-cell table:style-name="ce3" office:value-type="string">
            <text:p>Private mode </text:p>
          </table:table-cell>
          <table:table-cell table:style-name="ce3" office:value-type="string">
            <text:p>Manage Portal</text:p>
          </table:table-cell>
          <table:table-cell table:style-name="ce5" office:value-type="string">
            <text:p>SNF_PRL_16</text:p>
          </table:table-cell>
          <table:table-cell table:style-name="ce27" office:value-type="string">
            <text:p>Create new portal</text:p>
          </table:table-cell>
          <table:table-cell table:style-name="ce27" office:value-type="string">
            <text:p>Create new portal in simple case</text:p>
          </table:table-cell>
          <table:table-cell table:style-name="ce27" office:value-type="string">
            <text:p>New portal is created successfully</text:p>
          </table:table-cell>
          <table:table-cell table:style-name="ce5" office:value-type="string">
            <text:p>Passed</text:p>
          </table:table-cell>
          <table:table-cell table:style-name="ce47" table:number-columns-repeated="2"/>
          <table:table-cell table:style-name="ce41" office:value-type="string">
            <text:p>Major</text:p>
          </table:table-cell>
          <table:table-cell table:style-name="ce32" office:value-type="string">
            <text:p>Minh</text:p>
          </table:table-cell>
          <table:table-cell table:style-name="ce48" table:number-columns-repeated="244"/>
        </table:table-row>
        <table:table-row table:style-name="ro13">
          <table:table-cell table:style-name="ce3" office:value-type="string">
            <text:p>Private mode </text:p>
          </table:table-cell>
          <table:table-cell table:style-name="ce3" office:value-type="string">
            <text:p>Manage Portal</text:p>
          </table:table-cell>
          <table:table-cell table:style-name="ce5" office:value-type="string">
            <text:p>SNF_PRL_17</text:p>
          </table:table-cell>
          <table:table-cell table:style-name="ce27" office:value-type="string">
            <text:p>Edit portal</text:p>
          </table:table-cell>
          <table:table-cell table:style-name="ce27" office:value-type="string">
            <text:p>Make change for current using portal</text:p>
          </table:table-cell>
          <table:table-cell table:style-name="ce27" office:value-type="string">
            <text:p>Save changes successfully</text:p>
          </table:table-cell>
          <table:table-cell table:style-name="ce5" office:value-type="string">
            <text:p>Passed</text:p>
          </table:table-cell>
          <table:table-cell table:style-name="ce47" table:number-columns-repeated="2"/>
          <table:table-cell table:style-name="ce41" office:value-type="string">
            <text:p>Major</text:p>
          </table:table-cell>
          <table:table-cell table:style-name="ce32" office:value-type="string">
            <text:p>Minh</text:p>
          </table:table-cell>
          <table:table-cell table:style-name="ce48"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Manage Portal</text:p>
          </table:table-cell>
          <table:table-cell table:style-name="ce5" office:value-type="string">
            <text:p>SNF_PRL_18</text:p>
          </table:table-cell>
          <table:table-cell table:style-name="ce27" office:value-type="string">
            <text:p>Delete portal</text:p>
          </table:table-cell>
          <table:table-cell table:style-name="ce27" office:value-type="string">
            <text:p>Delete a portal from list</text:p>
          </table:table-cell>
          <table:table-cell table:style-name="ce27" office:value-type="string">
            <text:p>Deleted portal disappears from existing portals list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Manage Portal</text:p>
          </table:table-cell>
          <table:table-cell table:style-name="ce5" office:value-type="string">
            <text:p>SNF_PRL_19</text:p>
          </table:table-cell>
          <table:table-cell table:style-name="ce27" office:value-type="string">
            <text:p>Change using portal</text:p>
          </table:table-cell>
          <table:table-cell table:style-name="ce27" office:value-type="string">
            <text:p>- Create new portal</text:p>
            <text:p>- Select new added to portal to use</text:p>
          </table:table-cell>
          <table:table-cell table:style-name="ce27" office:value-type="string">
            <text:p>Current using portal is changed by new selected</text:p>
          </table:table-cell>
          <table:table-cell table:style-name="ce5" office:value-type="string">
            <text:p>Passed</text:p>
          </table:table-cell>
          <table:table-cell table:style-name="ce47" table:number-columns-repeated="2"/>
          <table:table-cell table:style-name="ce41" office:value-type="string">
            <text:p>Major</text:p>
          </table:table-cell>
          <table:table-cell table:style-name="ce32" office:value-type="string">
            <text:p>Minh</text:p>
          </table:table-cell>
          <table:table-cell table:style-name="ce48"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Language</text:p>
          </table:table-cell>
          <table:table-cell table:style-name="ce5" office:value-type="string">
            <text:p>SNF_PRL_20</text:p>
          </table:table-cell>
          <table:table-cell table:style-name="ce6" office:value-type="string">
            <text:p>Change language</text:p>
          </table:table-cell>
          <table:table-cell table:style-name="ce27" office:value-type="string">
            <text:p>- Change displaying <text:s/>language</text:p>
          </table:table-cell>
          <table:table-cell table:style-name="ce27" office:value-type="string">
            <text:p>Portal in private mode is displayed in new selected language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Skin</text:p>
          </table:table-cell>
          <table:table-cell table:style-name="ce5" office:value-type="string">
            <text:p>SNF_PRL_21</text:p>
          </table:table-cell>
          <table:table-cell table:style-name="ce6" office:value-type="string">
            <text:p>Change skin</text:p>
          </table:table-cell>
          <table:table-cell table:style-name="ce27" office:value-type="string">
            <text:p>- Change displaying <text:s/>skin</text:p>
          </table:table-cell>
          <table:table-cell table:style-name="ce27" office:value-type="string">
            <text:p>Portal in private mode is displayed in new selected skin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Personal account settings</text:p>
          </table:table-cell>
          <table:table-cell table:style-name="ce5" office:value-type="string">
            <text:p>SNF_PRL_22</text:p>
          </table:table-cell>
          <table:table-cell table:style-name="ce6" office:value-type="string">
            <text:p>Setting account</text:p>
          </table:table-cell>
          <table:table-cell table:style-name="ce27" office:value-type="string">
            <text:p>Change user profile + password</text:p>
          </table:table-cell>
          <table:table-cell table:style-name="ce27" office:value-type="string">
            <text:p>Save changes successfully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44">
          <table:table-cell table:style-name="ce3" office:value-type="string">
            <text:p>Private mode </text:p>
          </table:table-cell>
          <table:table-cell table:style-name="ce3" office:value-type="string">
            <text:p>Page &amp; Navigation</text:p>
          </table:table-cell>
          <table:table-cell table:style-name="ce5" office:value-type="string">
            <text:p>SNF_PRL_23</text:p>
          </table:table-cell>
          <table:table-cell table:style-name="ce27" office:value-type="string">
            <text:p>Create/edit/delete node</text:p>
          </table:table-cell>
          <table:table-cell table:style-name="ce27" office:value-type="string">
            <text:p>- Create new node</text:p>
            <text:p>- Edit added</text:p>
            <text:p>- Delete existing node</text:p>
          </table:table-cell>
          <table:table-cell table:style-name="ce27" office:value-type="string">
            <text:p>Actions are done</text:p>
          </table:table-cell>
          <table:table-cell table:style-name="ce5" office:value-type="string">
            <text:p>Passed</text:p>
          </table:table-cell>
          <table:table-cell table:style-name="ce47" table:number-columns-repeated="2"/>
          <table:table-cell table:style-name="ce41" office:value-type="string">
            <text:p>Major</text:p>
          </table:table-cell>
          <table:table-cell table:style-name="ce32" office:value-type="string">
            <text:p>Minh</text:p>
          </table:table-cell>
          <table:table-cell table:style-name="ce48" table:number-columns-repeated="244"/>
        </table:table-row>
        <table:table-row table:style-name="ro13">
          <table:table-cell table:style-name="ce3" office:value-type="string">
            <text:p>Private mode </text:p>
          </table:table-cell>
          <table:table-cell table:style-name="ce3" office:value-type="string">
            <text:p>Page &amp; Navigation</text:p>
          </table:table-cell>
          <table:table-cell table:style-name="ce5" office:value-type="string">
            <text:p>SNF_PRL_24</text:p>
          </table:table-cell>
          <table:table-cell table:style-name="ce27" office:value-type="string">
            <text:p>Edit page of node</text:p>
          </table:table-cell>
          <table:table-cell table:style-name="ce27" office:value-type="string">
            <text:p>Make change for a node's page</text:p>
          </table:table-cell>
          <table:table-cell table:style-name="ce27" office:value-type="string">
            <text:p>Save changes successfully</text:p>
          </table:table-cell>
          <table:table-cell table:style-name="ce5" office:value-type="string">
            <text:p>Passed</text:p>
          </table:table-cell>
          <table:table-cell table:style-name="ce47" table:number-columns-repeated="2"/>
          <table:table-cell table:style-name="ce41" office:value-type="string">
            <text:p>Major</text:p>
          </table:table-cell>
          <table:table-cell table:style-name="ce32" office:value-type="string">
            <text:p>Minh</text:p>
          </table:table-cell>
          <table:table-cell table:style-name="ce48" table:number-columns-repeated="244"/>
        </table:table-row>
        <table:table-row table:style-name="ro1">
          <table:table-cell table:style-name="ce3" office:value-type="string">
            <text:p>Private mode </text:p>
          </table:table-cell>
          <table:table-cell table:style-name="ce3" office:value-type="string">
            <text:p>Page &amp; Navigation</text:p>
          </table:table-cell>
          <table:table-cell table:style-name="ce5" office:value-type="string">
            <text:p>SNF_PRL_25</text:p>
          </table:table-cell>
          <table:table-cell table:style-name="ce27" office:value-type="string">
            <text:p>Move up/down a node</text:p>
          </table:table-cell>
          <table:table-cell table:style-name="ce27" office:value-type="string">
            <text:p>- Select 1 node</text:p>
            <text:p>- Do moving up/down</text:p>
          </table:table-cell>
          <table:table-cell table:style-name="ce27" office:value-type="string">
            <text:p>Actions are done</text:p>
          </table:table-cell>
          <table:table-cell table:style-name="ce5" office:value-type="string">
            <text:p>Passed</text:p>
          </table:table-cell>
          <table:table-cell table:style-name="ce33" table:number-columns-repeated="2"/>
          <table:table-cell table:style-name="ce41" office:value-type="string">
            <text:p>Minor</text:p>
          </table:table-cell>
          <table:table-cell table:style-name="ce32" office:value-type="string">
            <text:p>Minh</text:p>
          </table:table-cell>
          <table:table-cell table:number-columns-repeated="244"/>
        </table:table-row>
        <table:table-row table:style-name="ro13" table:number-rows-repeated="9">
          <table:table-cell table:number-columns-repeated="4"/>
          <table:table-cell table:style-name="ce46"/>
          <table:table-cell table:number-columns-repeated="4"/>
          <table:table-cell table:style-name="ce46"/>
          <table:table-cell table:number-columns-repeated="245"/>
        </table:table-row>
        <table:table-row table:style-name="ro13" table:number-rows-repeated="30">
          <table:table-cell table:number-columns-repeated="9"/>
          <table:table-cell table:style-name="ce46"/>
          <table:table-cell table:number-columns-repeated="245"/>
        </table:table-row>
        <table:table-row table:style-name="ro13" table:number-rows-repeated="65470">
          <table:table-cell table:number-columns-repeated="255"/>
        </table:table-row>
        <table:table-row table:style-name="ro13">
          <table:table-cell table:number-columns-repeated="255"/>
        </table:table-row>
      </table:table>
      <table:named-expressions>
        <table:named-expression table:name="Status" table:base-cell-address="$WCM_SniffTests.$E$11" table:expression="$#REF!.$E$7:$E$11"/>
      </table:named-expressions>
      <table:database-ranges>
        <table:database-range table:target-range-address="WCM_SniffTests.A1:WCM_SniffTests.IV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7">09/07/2009</text:date>, <text:time>14:1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Minh Nguyen</meta:initial-creator>
    <meta:creation-date>2008-12-16T22:10:12</meta:creation-date>
    <dc:date>2009-09-07T14:11:56</dc:date>
    <dc:language>en-US</dc:language>
    <meta:editing-cycles>53</meta:editing-cycles>
    <meta:editing-duration>PT22H54M33S</meta:editing-duration>
    <meta:document-statistic meta:table-count="5" meta:cell-count="1554" meta:object-count="0"/>
    <meta:user-defined meta:name="Info 1"/>
    <meta:user-defined meta:name="Info 2"/>
    <meta:user-defined meta:name="Info 3"/>
    <meta:user-defined meta:name="Info 4"/>
  </office:meta>
</office:document-meta>
</file>